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2.xml" manifest:media-type="text/xml"/>
  <manifest:file-entry manifest:full-path="Basic/Standard/Module1.xml" manifest:media-type="text/xml"/>
  <manifest:file-entry manifest:full-path="Basic/Standard/Module3.xml" manifest:media-type="text/xml"/>
  <manifest:file-entry manifest:full-path="Basic/Standard/Module4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tyles.xml" manifest:media-type="text/xml"/>
  <manifest:file-entry manifest:full-path="Dialogs/Standard/Inventory.xml" manifest:media-type="text/xml"/>
  <manifest:file-entry manifest:full-path="Dialogs/Standard/DeliverySys.xml" manifest:media-type="text/xml"/>
  <manifest:file-entry manifest:full-path="Dialogs/Standard/CashFlow.xml" manifest:media-type="text/xml"/>
  <manifest:file-entry manifest:full-path="Dialogs/Standard/Home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1.0929in"/>
    </style:style>
    <style:style style:name="co12" style:family="table-column">
      <style:table-column-properties fo:break-before="auto" style:column-width="1.8543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5654in"/>
    </style:style>
    <style:style style:name="co15" style:family="table-column">
      <style:table-column-properties fo:break-before="auto" style:column-width="0.9736in"/>
    </style:style>
    <style:style style:name="co16" style:family="table-column">
      <style:table-column-properties fo:break-before="auto" style:column-width="0.9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7665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34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0000">
      <style:table-cell-properties fo:background-color="#b4c7dc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0" style:family="table-cell" style:parent-style-name="Default" style:data-style-name="N10000">
      <style:table-cell-properties style:text-align-source="value-type" style:repeat-content="false" fo:background-color="transparent"/>
      <style:paragraph-properties fo:margin-left="0in"/>
      <style:text-properties fo:font-size="10pt" style:font-size-asian="10pt" style:font-size-complex="10pt"/>
    </style:style>
    <style:style style:name="ce41" style:family="table-cell" style:parent-style-name="Default" style:data-style-name="N10000">
      <style:table-cell-properties fo:background-color="transparent"/>
      <style:text-properties fo:font-size="10pt" style:font-size-asian="10pt" style:font-size-complex="10pt"/>
    </style:style>
    <style:style style:name="ce12" style:family="table-cell" style:parent-style-name="Default" style:data-style-name="N10000">
      <style:table-cell-properties fo:background-color="transparent"/>
    </style:style>
    <style:style style:name="ce4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10130">
      <style:table-cell-properties fo:background-color="#b4c7dc"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0130">
      <style:table-cell-properties style:text-align-source="value-type" style:repeat-content="false"/>
      <style:paragraph-properties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10130">
      <style:text-properties fo:font-size="10pt" style:font-size-asian="10pt" style:font-size-complex="10pt"/>
    </style:style>
    <style:style style:name="ce23" style:family="table-cell" style:parent-style-name="Default" style:data-style-name="N10130"/>
    <style:style style:name="ce52" style:family="table-cell" style:parent-style-name="Default" style:data-style-name="N10130">
      <style:text-properties style:font-name="Liberation Sans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cell-protect="none" style:print-content="true"/>
    </style:style>
    <style:style style:name="ce6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1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wrap-option="no-wrap" style:vertical-align="middle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cell-protect="none" style:print-content="true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middle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svg:stroke-width="1in" svg:stroke-color="#000000" draw:marker-start-width="1.576in" draw:marker-end-width="1.576in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ventory Management Sys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1" table:number-columns-repeated="3" table:default-cell-style-name="Default"/>
        <table:table-column table:style-name="co3" table:default-cell-style-name="ce12"/>
        <table:table-column table:style-name="co4" table:number-columns-repeated="16378" table:default-cell-style-name="Default"/>
        <table:table-row table:style-name="ro1">
          <table:table-cell table:style-name="ce1" office:value-type="string" calcext:value-type="string">
            <text:p>Transaction No.</text:p>
          </table:table-cell>
          <table:table-cell table:style-name="ce35" office:value-type="string" calcext:value-type="string">
            <text:p>Date of Transaction</text:p>
          </table:table-cell>
          <table:table-cell table:style-name="ce1" office:value-type="string" calcext:value-type="string">
            <text:p>Total Bottles</text:p>
          </table:table-cell>
          <table:table-cell table:style-name="ce1" office:value-type="string" calcext:value-type="string">
            <text:p>New Bottles</text:p>
          </table:table-cell>
          <table:table-cell table:style-name="ce1" office:value-type="string" calcext:value-type="string">
            <text:p>Delivered</text:p>
          </table:table-cell>
          <table:table-cell table:style-name="ce39" office:value-type="string" calcext:value-type="string">
            <text:p>Ending Inventory</text:p>
          </table:table-cell>
          <table:table-cell table:style-name="ce8" table:number-columns-repeated="16378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12/14/2023 00:19:3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35" calcext:value-type="float">
            <text:p>135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6" office:value-type="string" calcext:value-type="string">
            <text:p>12/14/2023 00:21:2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35" calcext:value-type="float">
            <text:p>135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6" office:value-type="string" calcext:value-type="string">
            <text:p>12/14/2023 00:43:07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8" calcext:value-type="float">
            <text:p>78</text:p>
          </table:table-cell>
          <table:table-cell table:style-name="ce40" office:value-type="float" office:value="130" calcext:value-type="float">
            <text:p>130</text:p>
          </table:table-cell>
          <table:table-cell table:number-columns-repeated="16378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6" office:value-type="string" calcext:value-type="string">
            <text:p>12/14/2023 00:43:55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4" calcext:value-type="float">
            <text:p>94</text:p>
          </table:table-cell>
          <table:table-cell table:style-name="ce40" office:value-type="float" office:value="129" calcext:value-type="float">
            <text:p>129</text:p>
          </table:table-cell>
          <table:table-cell table:number-columns-repeated="16378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36" office:value-type="string" calcext:value-type="string">
            <text:p>12/14/2023 00:46:2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42" calcext:value-type="float">
            <text:p>142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6" office:value-type="string" calcext:value-type="string">
            <text:p>12/14/2023 06:41:5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35" calcext:value-type="float">
            <text:p>135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12/14/2023 09:11:36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35" calcext:value-type="float">
            <text:p>135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6" office:value-type="string" calcext:value-type="string">
            <text:p>12/14/2023 09:20:1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35" calcext:value-type="float">
            <text:p>135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6" office:value-type="string" calcext:value-type="string">
            <text:p>12/14/2023 11:23:18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35" calcext:value-type="float">
            <text:p>135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12/15/2023 00:12:15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12/15/2023 00:22:38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12/15/2023 01:25:2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12/15/2023 14:24:43</text:p>
          </table:table-cell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12/15/2023 23:39:2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12/15/2023 23:40:35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table:number-columns-repeated="16378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 table:protected="true" table:protection-key="E59pyTwEJJao6VjsWTBmLGzMr78=" table:protection-key-digest-algorithm="http://www.w3.org/2000/09/xmldsig#sha1">
        <loext:table-protection loext:select-protected-cells="true" loext:select-unprotected-cells="true"/>
        <table:table-column table:style-name="co4" table:default-cell-style-name="Default"/>
        <table:table-row table:style-name="ro1">
          <table:table-cell office:value-type="float" office:value="16" calcext:value-type="float">
            <text:p>16</text:p>
          </table:table-cell>
        </table:table-row>
      </table:table>
      <table:table table:name="Delivery Management System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row table:style-name="ro1">
          <table:table-cell table:style-name="ce43" office:value-type="string" calcext:value-type="string">
            <text:p>Transaction No.</text:p>
          </table:table-cell>
          <table:table-cell table:style-name="ce46" office:value-type="string" calcext:value-type="string">
            <text:p>Date Trans</text:p>
          </table:table-cell>
          <table:table-cell table:style-name="ce43" office:value-type="string" calcext:value-type="string">
            <text:p>Filled Bottles</text:p>
          </table:table-cell>
          <table:table-cell table:style-name="ce43" office:value-type="string" calcext:value-type="string">
            <text:p>For Delivery</text:p>
          </table:table-cell>
          <table:table-cell table:style-name="ce43" office:value-type="string" calcext:value-type="string">
            <text:p>Delivered</text:p>
          </table:table-cell>
          <table:table-cell table:style-name="ce48" office:value-type="string" calcext:value-type="string">
            <text:p>Revenue (Php)</text:p>
          </table:table-cell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12/14/2023 01:17:19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0" calcext:value-type="float">
            <text:p>30</text:p>
          </table:table-cell>
          <table:table-cell table:style-name="ce49" office:value-type="currency" office:currency="PHP" office:value="2220" calcext:value-type="currency">
            <text:p>Php2,220.00</text:p>
          </table:table-cell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47" office:value-type="string" calcext:value-type="string">
            <text:p>12/14/2023 01:18:11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45" calcext:value-type="float">
            <text:p>45</text:p>
          </table:table-cell>
          <table:table-cell table:style-name="ce49" office:value-type="currency" office:currency="PHP" office:value="1110" calcext:value-type="currency">
            <text:p>Php1,110.00</text:p>
          </table:table-cell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7" office:value-type="string" calcext:value-type="string">
            <text:p>12/14/2023 01:32:05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0" calcext:value-type="float">
            <text:p>30</text:p>
          </table:table-cell>
          <table:table-cell table:style-name="ce49" office:value-type="currency" office:currency="PHP" office:value="2220" calcext:value-type="currency">
            <text:p>Php2,220.00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6" office:value-type="string" calcext:value-type="string">
            <text:p>12/14/2023 01:38:57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5" calcext:value-type="float">
            <text:p>25</text:p>
          </table:table-cell>
          <table:table-cell table:style-name="ce50" office:value-type="currency" office:currency="PHP" office:value="750" calcext:value-type="currency">
            <text:p>Php750.00</text:p>
          </table:table-cell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6" office:value-type="string" calcext:value-type="string">
            <text:p>12/14/2023 01:40:29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6" calcext:value-type="float">
            <text:p>36</text:p>
          </table:table-cell>
          <table:table-cell table:style-name="ce50" office:value-type="currency" office:currency="PHP" office:value="2430" calcext:value-type="currency">
            <text:p>Php2,430.00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6" office:value-type="string" calcext:value-type="string">
            <text:p>12/14/2023 01:47:34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23" calcext:value-type="float">
            <text:p>123</text:p>
          </table:table-cell>
          <table:table-cell table:style-name="ce50" office:value-type="currency" office:currency="PHP" office:value="-2190" calcext:value-type="currency">
            <text:p>-Php2,190.00</text:p>
          </table:table-cell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12/14/2023 01:47:52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6" calcext:value-type="float">
            <text:p>16</text:p>
          </table:table-cell>
          <table:table-cell table:style-name="ce50" office:value-type="currency" office:currency="PHP" office:value="2520" calcext:value-type="currency">
            <text:p>Php2,520.00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6" office:value-type="string" calcext:value-type="string">
            <text:p>12/14/2023 01:48:4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0" calcext:value-type="float">
            <text:p>50</text:p>
          </table:table-cell>
          <table:table-cell table:style-name="ce50" office:value-type="currency" office:currency="PHP" office:value="2700" calcext:value-type="currency">
            <text:p>Php2,700.00</text:p>
          </table:table-cell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6" office:value-type="string" calcext:value-type="string">
            <text:p>12/14/2023 06:42:25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0" calcext:value-type="float">
            <text:p>30</text:p>
          </table:table-cell>
          <table:table-cell table:style-name="ce50" office:value-type="currency" office:currency="PHP" office:value="2220" calcext:value-type="currency">
            <text:p>Php2,220.00</text:p>
          </table:table-cell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6" office:value-type="string" calcext:value-type="string">
            <text:p>12/14/2023 09:12:06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46" calcext:value-type="float">
            <text:p>46</text:p>
          </table:table-cell>
          <table:table-cell table:style-name="ce45" office:value-type="float" office:value="30" calcext:value-type="float">
            <text:p>30</text:p>
          </table:table-cell>
          <table:table-cell table:style-name="ce50" office:value-type="currency" office:currency="PHP" office:value="2220" calcext:value-type="currency">
            <text:p>Php2,220.00</text:p>
          </table:table-cell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6" office:value-type="string" calcext:value-type="string">
            <text:p>12/14/2023 09:21:55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0" calcext:value-type="float">
            <text:p>30</text:p>
          </table:table-cell>
          <table:table-cell table:style-name="ce50" office:value-type="currency" office:currency="PHP" office:value="2220" calcext:value-type="currency">
            <text:p>Php2,22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12/15/2023 02:36:00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currency" office:currency="PHP" office:value="2220" calcext:value-type="currency">
            <text:p>Php2,22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12/15/2023 14:25:23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currency" office:currency="PHP" office:value="1710" calcext:value-type="currency">
            <text:p>Php1,710.00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 table:protected="true" table:protection-key="E59pyTwEJJao6VjsWTBmLGzMr78=" table:protection-key-digest-algorithm="http://www.w3.org/2000/09/xmldsig#sha1">
        <loext:table-protection loext:select-protected-cells="true" loext:select-unprotected-cells="true"/>
        <table:table-column table:style-name="co4" table:default-cell-style-name="Default"/>
        <table:table-row table:style-name="ro1">
          <table:table-cell office:value-type="float" office:value="14" calcext:value-type="float">
            <text:p>14</text:p>
          </table:table-cell>
        </table:table-row>
      </table:table>
      <table:table table:name="Cash Flow Management System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8"/>
        <table:table-column table:style-name="co10" table:default-cell-style-name="ce23"/>
        <table:table-column table:style-name="co13" table:default-cell-style-name="ce23"/>
        <table:table-column table:style-name="co14" table:default-cell-style-name="ce23"/>
        <table:table-column table:style-name="co10" table:default-cell-style-name="ce23"/>
        <table:table-column table:style-name="co4" table:number-columns-repeated="16378" table:default-cell-style-name="Default"/>
        <table:table-row table:style-name="ro1">
          <table:table-cell table:style-name="ce43" office:value-type="string" calcext:value-type="string">
            <text:p>Transaction No.</text:p>
          </table:table-cell>
          <table:table-cell table:style-name="ce46" office:value-type="string" calcext:value-type="string">
            <text:p>Date of Transaction</text:p>
          </table:table-cell>
          <table:table-cell table:style-name="ce48" office:value-type="string" calcext:value-type="string">
            <text:p>Opening Balance</text:p>
          </table:table-cell>
          <table:table-cell table:style-name="ce48" office:value-type="string" calcext:value-type="string">
            <text:p>Total Cash Inflows</text:p>
          </table:table-cell>
          <table:table-cell table:style-name="ce48" office:value-type="string" calcext:value-type="string">
            <text:p>Total Cash Outflows</text:p>
          </table:table-cell>
          <table:table-cell table:style-name="ce48" office:value-type="string" calcext:value-type="string">
            <text:p>Closing Balance</text:p>
          </table:table-cell>
          <table:table-cell table:style-name="ce27" table:number-columns-repeated="16378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6" office:value-type="string" calcext:value-type="string">
            <text:p>12/14/2023 12:41:17</text:p>
          </table:table-cell>
          <table:table-cell table:style-name="ce50" office:value-type="currency" office:currency="PHP" office:value="1000" calcext:value-type="currency">
            <text:p>Php1,000.00</text:p>
          </table:table-cell>
          <table:table-cell table:style-name="ce50" office:value-type="currency" office:currency="PHP" office:value="900" calcext:value-type="currency">
            <text:p>Php900.00</text:p>
          </table:table-cell>
          <table:table-cell table:style-name="ce50" office:value-type="currency" office:currency="PHP" office:value="850" calcext:value-type="currency">
            <text:p>Php850.00</text:p>
          </table:table-cell>
          <table:table-cell table:style-name="ce50" office:value-type="currency" office:currency="PHP" office:value="1050" calcext:value-type="currency">
            <text:p>Php1,050.00</text:p>
          </table:table-cell>
          <table:table-cell table:number-columns-repeated="16378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6" office:value-type="string" calcext:value-type="string">
            <text:p>12/14/2023 12:43:05</text:p>
          </table:table-cell>
          <table:table-cell table:style-name="ce50" office:value-type="currency" office:currency="PHP" office:value="1000" calcext:value-type="currency">
            <text:p>Php1,000.00</text:p>
          </table:table-cell>
          <table:table-cell table:style-name="ce50" office:value-type="currency" office:currency="PHP" office:value="950" calcext:value-type="currency">
            <text:p>Php950.00</text:p>
          </table:table-cell>
          <table:table-cell table:style-name="ce50" office:value-type="currency" office:currency="PHP" office:value="800" calcext:value-type="currency">
            <text:p>Php800.00</text:p>
          </table:table-cell>
          <table:table-cell table:style-name="ce50" office:value-type="currency" office:currency="PHP" office:value="1150" calcext:value-type="currency">
            <text:p>Php1,150.00</text:p>
          </table:table-cell>
          <table:table-cell table:number-columns-repeated="16378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6" office:value-type="string" calcext:value-type="string">
            <text:p>12/14/2023 12:56:12</text:p>
          </table:table-cell>
          <table:table-cell table:style-name="ce50" office:value-type="currency" office:currency="PHP" office:value="10000" calcext:value-type="currency">
            <text:p>Php10,000.00</text:p>
          </table:table-cell>
          <table:table-cell table:style-name="ce50" office:value-type="currency" office:currency="PHP" office:value="30750" calcext:value-type="currency">
            <text:p>Php30,750.00</text:p>
          </table:table-cell>
          <table:table-cell table:style-name="ce50" office:value-type="currency" office:currency="PHP" office:value="22000" calcext:value-type="currency">
            <text:p>Php22,000.00</text:p>
          </table:table-cell>
          <table:table-cell table:style-name="ce50" office:value-type="currency" office:currency="PHP" office:value="18750" calcext:value-type="currency">
            <text:p>Php18,750.00</text:p>
          </table:table-cell>
          <table:table-cell table:number-columns-repeated="16378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6" office:value-type="string" calcext:value-type="string">
            <text:p>12/14/2023 12:57:05</text:p>
          </table:table-cell>
          <table:table-cell table:style-name="ce50" office:value-type="currency" office:currency="PHP" office:value="10000" calcext:value-type="currency">
            <text:p>Php10,000.00</text:p>
          </table:table-cell>
          <table:table-cell table:style-name="ce50" office:value-type="currency" office:currency="PHP" office:value="30750" calcext:value-type="currency">
            <text:p>Php30,750.00</text:p>
          </table:table-cell>
          <table:table-cell table:style-name="ce50" office:value-type="currency" office:currency="PHP" office:value="22000" calcext:value-type="currency">
            <text:p>Php22,000.00</text:p>
          </table:table-cell>
          <table:table-cell table:style-name="ce50" office:value-type="currency" office:currency="PHP" office:value="18750" calcext:value-type="currency">
            <text:p>Php18,750.00</text:p>
          </table:table-cell>
          <table:table-cell table:number-columns-repeated="16378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6" office:value-type="string" calcext:value-type="string">
            <text:p>12/14/2023 12:57:49</text:p>
          </table:table-cell>
          <table:table-cell table:style-name="ce50" office:value-type="currency" office:currency="PHP" office:value="18750" calcext:value-type="currency">
            <text:p>Php18,750.00</text:p>
          </table:table-cell>
          <table:table-cell table:style-name="ce50" office:value-type="currency" office:currency="PHP" office:value="31625" calcext:value-type="currency">
            <text:p>Php31,625.00</text:p>
          </table:table-cell>
          <table:table-cell table:style-name="ce50" office:value-type="currency" office:currency="PHP" office:value="22250" calcext:value-type="currency">
            <text:p>Php22,250.00</text:p>
          </table:table-cell>
          <table:table-cell table:style-name="ce50" office:value-type="currency" office:currency="PHP" office:value="28125" calcext:value-type="currency">
            <text:p>Php28,125.00</text:p>
          </table:table-cell>
          <table:table-cell table:number-columns-repeated="16378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6" office:value-type="string" calcext:value-type="string">
            <text:p>12/14/2023 12:58:30</text:p>
          </table:table-cell>
          <table:table-cell table:style-name="ce50" office:value-type="currency" office:currency="PHP" office:value="5000" calcext:value-type="currency">
            <text:p>Php5,000.00</text:p>
          </table:table-cell>
          <table:table-cell table:style-name="ce50" office:value-type="currency" office:currency="PHP" office:value="4562" calcext:value-type="currency">
            <text:p>Php4,562.00</text:p>
          </table:table-cell>
          <table:table-cell table:style-name="ce50" office:value-type="currency" office:currency="PHP" office:value="3589" calcext:value-type="currency">
            <text:p>Php3,589.00</text:p>
          </table:table-cell>
          <table:table-cell table:style-name="ce50" office:value-type="currency" office:currency="PHP" office:value="5973" calcext:value-type="currency">
            <text:p>Php5,973.00</text:p>
          </table:table-cell>
          <table:table-cell table:number-columns-repeated="16378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12/14/2023 12:58:42</text:p>
          </table:table-cell>
          <table:table-cell table:style-name="ce50" office:value-type="currency" office:currency="PHP" office:value="1000" calcext:value-type="currency">
            <text:p>Php1,000.00</text:p>
          </table:table-cell>
          <table:table-cell table:style-name="ce50" office:value-type="currency" office:currency="PHP" office:value="950" calcext:value-type="currency">
            <text:p>Php950.00</text:p>
          </table:table-cell>
          <table:table-cell table:style-name="ce50" office:value-type="currency" office:currency="PHP" office:value="800" calcext:value-type="currency">
            <text:p>Php800.00</text:p>
          </table:table-cell>
          <table:table-cell table:style-name="ce50" office:value-type="currency" office:currency="PHP" office:value="1150" calcext:value-type="currency">
            <text:p>Php1,150.00</text:p>
          </table:table-cell>
          <table:table-cell table:number-columns-repeated="16378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6" office:value-type="string" calcext:value-type="string">
            <text:p>12/14/2023 14:25:26</text:p>
          </table:table-cell>
          <table:table-cell table:style-name="ce50" office:value-type="currency" office:currency="PHP" office:value="1000" calcext:value-type="currency">
            <text:p>Php1,000.00</text:p>
          </table:table-cell>
          <table:table-cell table:style-name="ce50" office:value-type="currency" office:currency="PHP" office:value="950" calcext:value-type="currency">
            <text:p>Php950.00</text:p>
          </table:table-cell>
          <table:table-cell table:style-name="ce50" office:value-type="currency" office:currency="PHP" office:value="800" calcext:value-type="currency">
            <text:p>Php800.00</text:p>
          </table:table-cell>
          <table:table-cell table:style-name="ce50" office:value-type="currency" office:currency="PHP" office:value="1150" calcext:value-type="currency">
            <text:p>Php1,150.00</text:p>
          </table:table-cell>
          <table:table-cell table:number-columns-repeated="16378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6" office:value-type="string" calcext:value-type="string">
            <text:p>12/14/2023 14:30:47</text:p>
          </table:table-cell>
          <table:table-cell table:style-name="ce50" office:value-type="currency" office:currency="PHP" office:value="1500" calcext:value-type="currency">
            <text:p>Php1,500.00</text:p>
          </table:table-cell>
          <table:table-cell table:style-name="ce50" office:value-type="currency" office:currency="PHP" office:value="600" calcext:value-type="currency">
            <text:p>Php600.00</text:p>
          </table:table-cell>
          <table:table-cell table:style-name="ce50" office:value-type="currency" office:currency="PHP" office:value="485" calcext:value-type="currency">
            <text:p>Php485.00</text:p>
          </table:table-cell>
          <table:table-cell table:style-name="ce50" office:value-type="currency" office:currency="PHP" office:value="1615" calcext:value-type="currency">
            <text:p>Php1,615.00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12/15/2023 02:15:39</text:p>
          </table:table-cell>
          <table:table-cell office:value-type="currency" office:currency="PHP" office:value="10000" calcext:value-type="currency">
            <text:p>Php10,000.00</text:p>
          </table:table-cell>
          <table:table-cell office:value-type="currency" office:currency="PHP" office:value="30750" calcext:value-type="currency">
            <text:p>Php30,750.00</text:p>
          </table:table-cell>
          <table:table-cell office:value-type="currency" office:currency="PHP" office:value="22000" calcext:value-type="currency">
            <text:p>Php22,000.00</text:p>
          </table:table-cell>
          <table:table-cell office:value-type="currency" office:currency="PHP" office:value="18750" calcext:value-type="currency">
            <text:p>Php18,750.00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12/15/2023 14:25:48</text:p>
          </table:table-cell>
          <table:table-cell office:value-type="currency" office:currency="PHP" office:value="32800" calcext:value-type="currency">
            <text:p>Php32,800.00</text:p>
          </table:table-cell>
          <table:table-cell office:value-type="currency" office:currency="PHP" office:value="6955" calcext:value-type="currency">
            <text:p>Php6,955.00</text:p>
          </table:table-cell>
          <table:table-cell office:value-type="currency" office:currency="PHP" office:value="15000" calcext:value-type="currency">
            <text:p>Php15,000.00</text:p>
          </table:table-cell>
          <table:table-cell office:value-type="currency" office:currency="PHP" office:value="24755" calcext:value-type="currency">
            <text:p>Php24,755.00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2"/>
          <table:table-cell table:number-columns-repeated="1637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6" table:style-name="ta1" table:protected="true" table:protection-key="E59pyTwEJJao6VjsWTBmLGzMr78=" table:protection-key-digest-algorithm="http://www.w3.org/2000/09/xmldsig#sha1">
        <loext:table-protection loext:select-protected-cells="true" loext:select-unprotected-cells="true"/>
        <table:table-column table:style-name="co4" table:default-cell-style-name="Default"/>
        <table:table-row table:style-name="ro1">
          <table:table-cell office:value-type="float" office:value="12" calcext:value-type="float">
            <text:p>12</text:p>
          </table:table-cell>
        </table:table-row>
      </table:table>
      <table:table table:name="Information Summary" table:style-name="ta1">
        <office:forms form:automatic-focus="false" form:apply-design-mode="false"/>
        <table:shapes>
          <draw:frame draw:z-index="0" draw:name="Inventory" draw:style-name="gr1" draw:text-style-name="P1" svg:width="6.6122in" svg:height="3.7146in" svg:x="5.3382in" svg:y="0.0886in">
            <draw:object draw:notify-on-update-of-ranges="'Inventory Management System'.C1:'Inventory Management System'.C1 'Inventory Management System'.C2:'Inventory Management System'.C15 'Inventory Management System'.D1:'Inventory Management System'.D1 'Inventory Management System'.D2:'Inventory Management System'.D15 'Inventory Management System'.E1:'Inventory Management System'.E1 'Inventory Management System'.E2:'Inventory Management System'.E15 'Inventory Management System'.F1:'Inventory Management System'.F1 'Inventory Management System'.F2:'Inventory Management System'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elivery Pie Chart" draw:style-name="gr2" draw:text-style-name="P1" svg:width="6.2949in" svg:height="3.5449in" svg:x="6.3039in" svg:y="4.078in">
            <draw:object draw:notify-on-update-of-ranges="'Delivery Management System'.C1:'Delivery Management System'.C1 'Delivery Management System'.D1:'Delivery Management System'.F1 'Delivery Management System'.C2:'Delivery Management System'.C2 'Delivery Management System'.D2:'Delivery Management System'.F2 'Delivery Management System'.C3:'Delivery Management System'.C3 'Delivery Management System'.D3:'Delivery Management System'.F3 'Delivery Management System'.C4:'Delivery Management System'.C4 'Delivery Management System'.D4:'Delivery Management System'.F4 'Delivery Management System'.C5:'Delivery Management System'.C5 'Delivery Management System'.D5:'Delivery Management System'.F5 'Delivery Management System'.C6:'Delivery Management System'.C6 'Delivery Management System'.D6:'Delivery Management System'.F6 'Delivery Management System'.C7:'Delivery Management System'.C7 'Delivery Management System'.D7:'Delivery Management System'.F7 'Delivery Management System'.C8:'Delivery Management System'.C8 'Delivery Management System'.D8:'Delivery Management System'.F8 'Delivery Management System'.C9:'Delivery Management System'.C9 'Delivery Management System'.D9:'Delivery Management System'.F9 'Delivery Management System'.C10:'Delivery Management System'.C10 'Delivery Management System'.D10:'Delivery Management System'.F10 'Delivery Management System'.C11:'Delivery Management System'.C11 'Delivery Management System'.D11:'Delivery Management System'.F11 'Delivery Management System'.C12:'Delivery Management System'.C12 'Delivery Management System'.D12:'Delivery Management System'.F12 'Delivery Management System'.C13:'Delivery Management System'.C13 'Delivery Management System'.D13:'Delivery Management System'.F13 'Delivery Management System'.C14:'Delivery Management System'.C14 'Delivery Management System'.D14:'Delivery Management System'.F14 'Delivery Management System'.C15:'Delivery Management System'.C15 'Delivery Management System'.D15:'Delivery Management System'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5.6in" svg:height="3.4736in" svg:x="0.4055in" svg:y="4.172in">
            <draw:object draw:notify-on-update-of-ranges="'Cash Flow Management System'.C1:'Cash Flow Management System'.C1 'Cash Flow Management System'.D1:'Cash Flow Management System'.F1 'Cash Flow Management System'.C2:'Cash Flow Management System'.C2 'Cash Flow Management System'.D2:'Cash Flow Management System'.F2 'Cash Flow Management System'.C3:'Cash Flow Management System'.C3 'Cash Flow Management System'.D3:'Cash Flow Management System'.F3 'Cash Flow Management System'.C4:'Cash Flow Management System'.C4 'Cash Flow Management System'.D4:'Cash Flow Management System'.F4 'Cash Flow Management System'.C5:'Cash Flow Management System'.C5 'Cash Flow Management System'.D5:'Cash Flow Management System'.F5 'Cash Flow Management System'.C6:'Cash Flow Management System'.C6 'Cash Flow Management System'.D6:'Cash Flow Management System'.F6 'Cash Flow Management System'.C7:'Cash Flow Management System'.C7 'Cash Flow Management System'.D7:'Cash Flow Management System'.F7 'Cash Flow Management System'.C8:'Cash Flow Management System'.C8 'Cash Flow Management System'.D8:'Cash Flow Management System'.F8 'Cash Flow Management System'.C9:'Cash Flow Management System'.C9 'Cash Flow Management System'.D9:'Cash Flow Management System'.F9 'Cash Flow Management System'.C10:'Cash Flow Management System'.C10 'Cash Flow Management System'.D10:'Cash Flow Management System'.F10 'Cash Flow Management System'.C11:'Cash Flow Management System'.C11 'Cash Flow Management System'.D11:'Cash Flow Management System'.F11 'Cash Flow Management System'.C12:'Cash Flow Management System'.C12 'Cash Flow Management System'.D12:'Cash Flow Management System'.F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8"/>
        <table:table-column table:style-name="co15" table:number-columns-repeated="3" table:default-cell-style-name="ce77"/>
        <table:table-column table:style-name="co16" table:default-cell-style-name="Default"/>
        <table:table-row table:style-name="ro1">
          <table:table-cell table:style-name="ce54" office:value-type="string" calcext:value-type="string" table:number-columns-spanned="5" table:number-rows-spanned="2">
            <text:p>Information Summary</text:p>
          </table:table-cell>
          <table:covered-table-cell table:number-columns-repeated="3" table:style-name="ce62"/>
          <table:covered-table-cell/>
        </table:table-row>
        <table:table-row table:style-name="ro1">
          <table:covered-table-cell table:number-columns-repeated="4" table:style-name="ce30"/>
          <table:covered-table-cell/>
        </table:table-row>
        <table:table-row table:style-name="ro2">
          <table:table-cell table:style-name="ce56" office:value-type="string" calcext:value-type="string">
            <text:p>Prototype</text:p>
          </table:table-cell>
          <table:table-cell table:style-name="ce63" office:value-type="string" calcext:value-type="string" table:number-columns-spanned="4" table:number-rows-spanned="1">
            <text:p>AquaFlow Management Program</text:p>
          </table:table-cell>
          <table:covered-table-cell table:number-columns-repeated="2" table:style-name="ce71"/>
          <table:covered-table-cell table:style-name="ce31"/>
        </table:table-row>
        <table:table-row table:style-name="ro2">
          <table:table-cell table:style-name="ce57" office:value-type="string" calcext:value-type="string">
            <text:p>Prospect</text:p>
          </table:table-cell>
          <table:table-cell table:style-name="ce67" office:value-type="string" calcext:value-type="string" table:number-columns-spanned="4" table:number-rows-spanned="1">
            <text:p>Water For Less Refilling Station</text:p>
          </table:table-cell>
          <table:covered-table-cell table:number-columns-repeated="2" table:style-name="ce72"/>
          <table:covered-table-cell table:style-name="ce31"/>
        </table:table-row>
        <table:table-row table:style-name="ro2">
          <table:table-cell table:style-name="ce57" office:value-type="string" calcext:value-type="string">
            <text:p>Address</text:p>
          </table:table-cell>
          <table:table-cell table:style-name="ce67" office:value-type="string" calcext:value-type="string" table:number-columns-spanned="4" table:number-rows-spanned="1">
            <text:p>Sto. Niño St. Extension, Brgy. 2, Tacloban City 6500, Leyte</text:p>
          </table:table-cell>
          <table:covered-table-cell table:number-columns-repeated="2" table:style-name="ce67"/>
          <table:covered-table-cell table:style-name="ce76"/>
        </table:table-row>
        <table:table-row table:style-name="ro3">
          <table:table-cell table:style-name="ce57" office:value-type="string" calcext:value-type="string">
            <text:p>Main Features</text:p>
          </table:table-cell>
          <table:table-cell table:style-name="ce65" office:value-type="string" calcext:value-type="string" table:number-columns-spanned="4" table:number-rows-spanned="1">
            <text:p><text:span text:style-name="T1">1. Inventory Management System </text:span></text:p>
            <text:p><text:span text:style-name="T1">2. Delivery Management System </text:span></text:p>
            <text:p><text:span text:style-name="T1">3. Cash Flow Management System </text:span></text:p>
            <text:p><text:span text:style-name="T1">4. Information Summary</text:span></text:p>
          </table:table-cell>
          <table:covered-table-cell table:number-columns-repeated="2" table:style-name="ce72"/>
          <table:covered-table-cell table:style-name="ce31"/>
        </table:table-row>
        <table:table-row table:style-name="ro4">
          <table:table-cell table:style-name="ce57" office:value-type="string" calcext:value-type="string">
            <text:p>Group Members</text:p>
          </table:table-cell>
          <table:table-cell table:style-name="ce67" office:value-type="string" calcext:value-type="string" table:number-columns-spanned="4" table:number-rows-spanned="1">
            <text:p><text:span text:style-name="T1">Artoza, Lhian Jie T.</text:span></text:p>
            <text:p><text:span text:style-name="T1">Canas, Juv F.</text:span></text:p>
            <text:p><text:span text:style-name="T1">Dayo, Danna Trisha Q.</text:span></text:p>
            <text:p><text:span text:style-name="T1">Verunque, Harley N.</text:span></text:p>
          </table:table-cell>
          <table:covered-table-cell table:number-columns-repeated="2" table:style-name="ce73"/>
          <table:covered-table-cell table:style-name="ce31"/>
        </table:table-row>
        <table:table-row table:style-name="ro5">
          <table:table-cell office:value-type="string" calcext:value-type="string">
            <text:p>Default Price</text:p>
          </table:table-cell>
          <table:table-cell table:style-name="ce66" office:value-type="string" calcext:value-type="string" table:number-columns-spanned="4" table:number-rows-spanned="1">
            <text:p>Php30.00 <text:span text:style-name="T2">(this is actually based on the current price of the prospect)</text:span>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6">
          <table:table-cell table:style-name="ce59"/>
          <table:table-cell table:style-name="ce78"/>
          <table:table-cell table:style-name="ce80"/>
          <table:table-cell table:style-name="ce84"/>
          <table:table-cell/>
        </table:table-row>
        <table:table-row table:style-name="ro1">
          <table:table-cell table:style-name="ce60"/>
          <table:table-cell table:style-name="ce69" table:number-columns-repeated="3"/>
          <table:table-cell/>
        </table:table-row>
        <table:table-row table:style-name="ro1" table:number-rows-repeated="31">
          <table:table-cell table:style-name="ce61"/>
          <table:table-cell table:style-name="ce80" table:number-columns-repeated="3"/>
          <table:table-cell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 number:language="en" number:country="PH">Php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PH">Php</number:currency-symbol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131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30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12-15">00/00/0000</text:date></text:span><text:span text:style-name="MT1">, </text:span><text:span text:style-name="MT1"><text:time style:data-style-name="N2" text:time-value="13:34:32.888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00:01:39.372000000</meta:creation-date>
    <meta:generator>LibreOffice/7.6.2.1$Windows_X86_64 LibreOffice_project/56f7684011345957bbf33a7ee678afaf4d2ba333</meta:generator>
    <dc:date>2023-12-15T23:51:54.123000000</dc:date>
    <meta:editing-duration>PT6H7M23S</meta:editing-duration>
    <meta:editing-cycles>102</meta:editing-cycles>
    <meta:document-statistic meta:table-count="7" meta:cell-count="26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 ******Group 3_AquaFlow Management Program*****

REm *******
option explicit

' defines objInventory variable as global variable for the Dialog window
dim objInventory as object


sub main()
'	dim objInventory as object
	call posWaterLess()
end sub

		sub posWaterLess()
		' establishes interface between Calc Macro interpreter and Dialog window; opens the Dialog1 window
		'	objInventory = CreateUnoDialog(DialogLibraries.getByName("Standard").getByName("Inventory"))
			objInventory = CreateUnoDialog(DialogLibraries.Standard.Inventory)
			objInventory.execute()	
		end sub
REM ********

sub buttonClose()
' closes the dialog window upon clicking the CommandButton1 [Close]
	dim y as integer
	y = msgbox ("Do you want to quit the program?", 1)
	if y = 1 then
		objInventory.endExecute
		msgbox "Please save the worksheet before closing the program!"
	endif
end sub

REM*********
Sub buttonCalculate()
    ' Defines the respective types of variables local to the buttonCalculate() subroutine
    Dim tBottles As Object, nBottles As Object, dBottles As Object, endingInv As Object ' Data from textfields
    Dim tBottlesValue As Single, nBottlesValue As Single, dBottlesValue As Single
    Dim toendingInv As Single ' Variable to hold values from the textfields

    ' Establishes read control on the input objects, Textfield1 to TextField3, one command line at a time
    Set tBottles = objInventory.getControl("TextField1")
    Set nBottles = objInventory.getControl("TextField2")
    Set dBottles = objInventory.getControl("TextField3")
    Set endingInv = objInventory.getControl("TextField4")

    ' Converts text from Textfields into Single data type using CSng function
    tBottlesValue = CSng(tBottles.text)
    nBottlesValue = CSng(nBottles.text)
    dBottlesValue = CSng(dBottles.text)

    ' Evaluates the contents of tBottles, nBottles, and dBottles variables using IF statement; both of them have to be numeric data &gt; zero
    If tBottlesValue &gt; 0 And nBottlesValue &gt; 0 And dBottlesValue &gt; 0 Then

        ' If "qtyValue &gt; 0 and uPriceValue &gt; 0" condition is TRUE, then the code calculates the ending inventory = tBottles + nBottles - dBottles
        toendingInv = (tBottlesValue + nBottlesValue - dBottlesValue)

        ' Places the toendingInv value into Textfield4 for display
        endingInv.text = toendingInv
        ' call it with the correct parameters
        cellVarHandling tBottlesValue, nBottlesValue, dBottlesValue

    Else
        ' Else displays this message
        MsgBox "Check entries of the textfields." &amp; Chr(13) &amp; "Error! Please check your entries!", 0, "Caution"
    End If
End Sub


REM*********

function cellVarHandling(u, q, d)
	dim oSheet as object
	dim oCell as object
	dim v as string
	
	oSheet = ThisComponent.getSheets().getByIndex(1)		' sets control to Sheet2
	oCell=oSheet.getCellByPosition(0,0)						' focuses on cell A1
	v=oCell.getValue()										' gets the number at A1 that corresponds to the last filled row in Sheet2
	
	oCell.setValue(int(v)+1)								' sets the number at A1 for the next empty row at Sheet2
	
	oSheet = ThisComponent.getSheets().getByIndex(0)		' sets control to Sheet1
	oCell=oSheet.getCellByPosition(0,v)
	oCell.setValue(v)										' sets the TransID for the current transaction at next blank row
	
	oCell=oSheet.getCellByPosition(1,v)
	oCell.setString(now())									' sets the Date for the current transaction at next blank row

	oCell=oSheet.getCellByPosition(2,v)
	oCell.setValue(u)										' sets the Total Bottles for the current transaction at next blank row

	oCell=oSheet.getCellByPosition(3,v)
	oCell.setValue(q)										' sets the New Bottles for the current transaction at next blank row

	oCell=oSheet.getCellByPosition(4,v)
	oCell.setValue(d)										' sets the Delivered for the current transaction at next blank row

	oCell=oSheet.getCellByPosition(5,v)
	oCell.setValue(u+q-d)									' sets the Ending Inventory for the current transaction at next blank row

end function

REM *******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'Group 3_AquaFlow Management Program
'Ceated: December 10, 2023

option explicit

' defines objInventory variable as global variable for the Dialog window
dim objDeliverySys as object

sub main()
'	dim objInventory as object
	call delWaterLess()
end sub


		sub delWaterLess()
		' establishes interface between Calc Macro interpreter and Dialog window; opens the DeliverySys window
		'	objDeliverySys = CreateUnoDialog(DialogLibraries.getByName("Standard").getByName("DeliverySys"))
			objDeliverySys = CreateUnoDialog(DialogLibraries.Standard.DeliverySys)
			objDeliverySys.execute()	
		end sub

REM ********

sub buttonClose()
' closes the dialog window upon clicking the CommandButton1 [Close]
	dim y as integer
	y = msgbox ("Do you want to quit the program?", 1)
	if y = 1 then
		objDeliverySys.endExecute
		msgbox "Please save the worksheet before closing the program!"
	endif
end sub


REM*********

Sub buttonCalculate1()
    ' Defines the respective types of variables local to the buttonCalculate() subroutine
    Dim fBottles As Object, forDel As Object, beDel As Object, inRev As Object ' Data from textfields
    Dim fBottlesValue As Single, forDelValue As Single, beDelValue As Single
    Dim toinRev As Double ' Variable to hold values from the textfields

    ' Establishes read control on the input objects, Textfield1 to TextField3, one command line at a time
    Set fBottles = objDeliverySys.getControl("TextField1")
    Set forDel = objDeliverySys.getControl("TextField2")
    Set beDel = objDeliverySys.getControl("TextField3")
    Set inRev = objDeliverySys.getControl("TextField4")

    ' Converts text from Textfields into Single data type using CSng function
    fBottlesValue = CSng(fBottles.text)
    forDelValue = CSng(forDel.text)
    beDelValue = CSng(beDel.text)

    ' Evaluates the contents of fBottles, forDel, and beDel variables using IF statement; both of them have to be numeric data &gt; zero
    If fBottlesValue &gt; 0 And forDelValue &gt; 0 And beDelValue &gt; 0 Then

        ' If "qtyValue &gt; 0 and uPriceValue &gt; 0" condition is TRUE, then the code calculates the ending inventory = tBottles + nBottles - dBottles
        toinRev = (fBottlesValue - forDelValue - beDelValue) * 30

        ' Places the toendingInv value into Textfield4 for display
        inRev.text = toinRev
        ' call it with the correct parameters
        cellVarHandling fBottlesValue, forDelValue, beDelValue

    Else
        ' Else displays this message
        MsgBox "Check entries of the textfields." &amp; Chr(13) &amp; "Error! Please check your entries!", 0, "Caution"
    End If
End Sub

REM ********

function cellVarHandling(a, b, c)
	dim oSheet as object
	dim oCell as object
	dim v as string
	
	oSheet = ThisComponent.getSheets().getByIndex(3)		' sets control to Sheet4
	oCell=oSheet.getCellByPosition(0,0)						' focuses on cell A1
	v=oCell.getValue()										' gets the number at A1 that corresponds to the last filled row in Sheet2
	
	oCell.setValue(int(v)+1)								' sets the number at A1 for the next empty row at Sheet2
	
	oSheet = ThisComponent.getSheets().getByIndex(2)		' sets control to Sheet3
	oCell=oSheet.getCellByPosition(0,v)
	oCell.setValue(v)										' sets the TransID for the current transaction at next blank row
	
	oCell=oSheet.getCellByPosition(1,v)
	oCell.setString(now())									' sets the Date for the current transaction at next blank row

	oCell=oSheet.getCellByPosition(2,v)
	oCell.setValue(a)										' sets the Filled Bottles for the current transaction at next blank row

	oCell=oSheet.getCellByPosition(3,v)
	oCell.setValue(b)										' sets the For Delivery for the current transaction at next blank row

	oCell=oSheet.getCellByPosition(4,v)
	oCell.setValue(c)										' sets the Delivered for the current transaction at next blank row

	oCell=oSheet.getCellByPosition(5,v)
	oCell.setValue((a-b-c)*30)								' sets the Revenue for the current transaction at next blank row

end function

REM ********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'Group 3_AquaFlow Management Program
'Ceated: December 10, 2023

option explicit

' defines objInventory variable as global variable for the Dialog window
dim objHome as object

sub main()
'	dim objHome as object
	call buttonHome()
end sub

		sub buttonHome()
		' establishes interface between Calc Macro interpreter and Dialog window; opens the Home window
		'	objDeliverySys = CreateUnoDialog(DialogLibraries.getByName("Standard").getByName("Home"))
			objHome = CreateUnoDialog(DialogLibraries.Standard.Home)
			objHome.execute()	
		end sub
REM ********

sub buttonClose()
' closes the dialog window upon clicking the CommandButton1 [Close]
	dim y as integer
	y = msgbox ("Do you want to quit the program?", 1)
	if y = 1 then
		objHome.endExecute
		msgbox "Please save the worksheet before closing the program!"
	endif
end sub


REM*********
</script:module>
</file>

<file path=Basic/Standard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'Group 3_AquaFlow Management Program
'Ceated: December 10, 2023

option explicit

' defines objCashFlow variable as global variable for the Dialog window
dim objCashFlow as object

sub main()
'	dim objInventory as object
	call cashWaterLess()
end sub


		sub cashWaterLess()
		' establishes interface between Calc Macro interpreter and Dialog window; opens the CashFlow window
		'	objCashFlow = CreateUnoDialog(DialogLibraries.getByName("Standard").getByName("CashFlow"))
			objCashFlow = CreateUnoDialog(DialogLibraries.Standard.CashFlow)
			objCashFlow.execute()	
		end sub

REM ********

sub buttonClose()
' closes the dialog window upon clicking the CommandButton1 [Close]
	dim y as integer
	y = msgbox ("Do you want to quit the program?", 1)
	if y = 1 then
		objCashFlow.endExecute
		msgbox "Please save the worksheet before closing the program!"
	endif
end sub

REM*********

Sub buttonCalculate2()
    ' Defines the respective types of variables local to the buttonCalculate2() subroutine
    Dim opBal As Object, tCashIn As Object, tCashOut As Object, cloBal As Object ' Data from textfields
    Dim opBalValue As Single, tCashInValue As Single, tCashOutValue As Single
    Dim tocloBal As Single ' Variable to hold values from the textfields

    ' Establishes read control on the input objects, Textfield1 to TextField3, one command line at a time
    Set opBal = objCashFlow.getControl("TextField1")
    Set tCashIn = objCashFlow.getControl("TextField2")
    Set tCashOut = objCashFlow.getControl("TextField3")
    Set cloBal = objCashFlow.getControl("TextField4")

    ' Converts text from Textfields into Single data type using CSng function
    opBalValue = CSng(opBal.text)
    tCashInValue = CSng(tCashIn.text)
    tCashOutValue = CSng(tCashOut.text)

    ' Evaluates the contents of opBal, tCashIn, and tCashOut variables using IF statement; both of them have to be numeric data &gt; zero
    If opBalValue &gt; 0 And tCashInValue &gt; 0 And tCashOutValue &gt; 0 Then
        ' Calculate the ending inventory = opBal + tCashIn - tCashOut
        tocloBal = opBalValue + tCashInValue - tCashOutValue
        
        ' Places the tocloBal value into Textfield4 for display
        cloBal.text = tocloBal
        
        ' Call it with the correct parameters
        cellVarHandling opBalValue, tCashInValue, tCashOutValue
    Else
        ' Else displays this message
        MsgBox "Check entries of the textfields." &amp; Chr(13) &amp; "Error! Please check your entries!", 0, "Caution"
    End If
End Sub


REM *********
function cellVarHandling(d, e, f)
	dim oSheet as object
	dim oCell as object
	dim v as string
	
	oSheet = ThisComponent.getSheets().getByIndex(5)		' sets control to Sheet6
	oCell=oSheet.getCellByPosition(0,0)						' focuses on cell A1
	v=oCell.getValue()										' gets the number at A1 that corresponds to the last filled row in Sheet2
	
	oCell.setValue(int(v)+1)								' sets the number at A1 for the next empty row at Sheet2
	
	oSheet = ThisComponent.getSheets().getByIndex(4)		' sets control to Sheet5
	oCell=oSheet.getCellByPosition(0,v)
	oCell.setValue(v)										' sets the TransID for the current transaction at next blank row
	
	oCell=oSheet.getCellByPosition(1,v)
	oCell.setString(now())									' sets the Date for the current transaction at next blank row

	oCell=oSheet.getCellByPosition(2,v)
	oCell.setValue(d)										' sets the Opening Balance for the current transaction at next blank row

	oCell=oSheet.getCellByPosition(3,v)
	oCell.setValue(e)										' sets the Total Cash Inflow for the current transaction at next blank row

	oCell=oSheet.getCellByPosition(4,v)
	oCell.setValue(f)										' sets the Total Cash Outflow for the current transaction at next blank row

	oCell=oSheet.getCellByPosition(5,v)
	oCell.setValue(d+(e-f))							' sets the Closing Balance for the current transaction at next blank row

end function

REM ********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2"/>
  <library:element library:name="Module1"/>
  <library:element library:name="Module3"/>
  <library:element library:name="Module4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CashFlow.xml><?xml version="1.0" encoding="utf-8"?>
<!DOCTYPE window  PUBLIC '-//OpenOffice.org//DTD OfficeDocument 1.0//EN'  'dialog.dtd'>
<dlg:window xmlns:dlg="http://openoffice.org/2000/dialog" xmlns:script="http://openoffice.org/2000/script" dlg:id="CashFlow" dlg:left="12" dlg:top="13" dlg:width="294" dlg:height="225" dlg:closeable="true" dlg:moveable="true" dlg:title="AquaFlow Management Program - Cash Flow System">
  <dlg:styles>
    <dlg:style dlg:style-id="0" dlg:border="0x729fcf"/>
    <dlg:style dlg:style-id="1" dlg:font-name="Segoe UI Black" dlg:font-height="12" dlg:font-stylename="Regular" dlg:font-family="swiss" dlg:font-weight="200"/>
    <dlg:style dlg:style-id="2" dlg:font-height="10"/>
    <dlg:style dlg:style-id="3" dlg:font-name="Segoe UI Semibold" dlg:font-height="10" dlg:font-stylename="Regular" dlg:font-family="swiss" dlg:font-weight="110"/>
    <dlg:style dlg:style-id="4" dlg:border="simple"/>
  </dlg:styles>
  <dlg:bulletinboard>
    <dlg:img dlg:style-id="0" dlg:id="ImageControl1" dlg:tab-index="0" dlg:left="6" dlg:top="6" dlg:width="58" dlg:height="55" dlg:src="Pictures/100000000000030000000300576042133BB26DB8.png"/>
    <dlg:text dlg:style-id="1" dlg:id="Label1" dlg:tab-index="1" dlg:left="71" dlg:top="6" dlg:width="128" dlg:height="14" dlg:value="Cash Flow Management System"/>
    <dlg:text dlg:style-id="2" dlg:id="Label2" dlg:tab-index="2" dlg:left="71" dlg:top="37" dlg:width="118" dlg:height="14" dlg:value="Water For Less Water Refilling Station"/>
    <dlg:text dlg:style-id="2" dlg:id="Label3" dlg:tab-index="3" dlg:left="71" dlg:top="22" dlg:width="132" dlg:height="14" dlg:value="AquaFlow Management Program"/>
    <dlg:button dlg:id="CommandButton1" dlg:tab-index="4" dlg:left="25" dlg:top="195" dlg:width="49" dlg:height="18" dlg:value="Calculate">
      <script:event script:event-name="on-performaction" script:macro-name="vnd.sun.star.script:Standard.Module4.buttonCalculate2?language=Basic&amp;location=document" script:language="Script"/>
      <script:event script:event-name="on-keydown" script:macro-name="vnd.sun.star.script:Standard.Module4.buttonCalculate2?language=Basic&amp;location=document" script:language="Script"/>
    </dlg:button>
    <dlg:button dlg:id="CommandButton2" dlg:tab-index="5" dlg:left="123" dlg:top="195" dlg:width="49" dlg:height="17" dlg:value="Home">
      <script:event script:event-name="on-performaction" script:macro-name="vnd.sun.star.script:Standard.Module3.buttonHome?language=Basic&amp;location=document" script:language="Script"/>
      <script:event script:event-name="on-keydown" script:macro-name="vnd.sun.star.script:Standard.Module3.buttonHome?language=Basic&amp;location=document" script:language="Script"/>
    </dlg:button>
    <dlg:button dlg:id="CommandButton3" dlg:tab-index="6" dlg:left="221" dlg:top="193" dlg:width="49" dlg:height="19" dlg:value="Close">
      <script:event script:event-name="on-performaction" script:macro-name="vnd.sun.star.script:Standard.Module4.buttonClose?language=Basic&amp;location=document" script:language="Script"/>
      <script:event script:event-name="on-keydown" script:macro-name="vnd.sun.star.script:Standard.Module4.buttonClose?language=Basic&amp;location=document" script:language="Script"/>
    </dlg:button>
    <dlg:text dlg:style-id="3" dlg:id="Label4" dlg:tab-index="7" dlg:left="53" dlg:top="82" dlg:width="63" dlg:height="13" dlg:value="Opening Balance   :"/>
    <dlg:text dlg:style-id="3" dlg:id="Label5" dlg:tab-index="8" dlg:left="49" dlg:top="99" dlg:width="66" dlg:height="13" dlg:value="Total Cash Inflows   :"/>
    <dlg:text dlg:style-id="3" dlg:id="Label6" dlg:tab-index="9" dlg:left="49" dlg:top="119" dlg:width="68" dlg:height="13" dlg:value="Total Cash Outflows :"/>
    <dlg:fixedline dlg:id="FixedLine1" dlg:tab-index="10" dlg:left="26" dlg:top="187" dlg:width="244" dlg:height="1"/>
    <dlg:textfield dlg:style-id="4" dlg:id="TextField1" dlg:tab-index="11" dlg:left="123" dlg:top="80" dlg:width="117" dlg:height="15"/>
    <dlg:textfield dlg:style-id="4" dlg:id="TextField2" dlg:tab-index="12" dlg:left="123" dlg:top="97" dlg:width="117" dlg:height="16"/>
    <dlg:textfield dlg:style-id="4" dlg:id="TextField3" dlg:tab-index="13" dlg:left="123" dlg:top="114" dlg:width="117" dlg:height="17"/>
    <dlg:textfield dlg:style-id="4" dlg:id="TextField4" dlg:tab-index="14" dlg:left="123" dlg:top="133" dlg:width="117" dlg:height="17" dlg:maxlength="100"/>
    <dlg:text dlg:style-id="3" dlg:id="Label8" dlg:tab-index="15" dlg:left="60" dlg:top="135" dlg:width="56" dlg:height="13" dlg:value="Closing Balance  :"/>
  </dlg:bulletinboard>
</dlg:window>
</file>

<file path=Dialogs/Standard/DeliverySys.xml><?xml version="1.0" encoding="utf-8"?>
<!DOCTYPE window  PUBLIC '-//OpenOffice.org//DTD OfficeDocument 1.0//EN'  'dialog.dtd'>
<dlg:window xmlns:dlg="http://openoffice.org/2000/dialog" xmlns:script="http://openoffice.org/2000/script" dlg:id="DeliverySys" dlg:left="8" dlg:top="17" dlg:width="283" dlg:height="207" dlg:closeable="true" dlg:moveable="true" dlg:title="AquaFlow Management Program - Delivery System">
  <dlg:styles>
    <dlg:style dlg:style-id="0" dlg:border="0x729fcf"/>
    <dlg:style dlg:style-id="1" dlg:font-name="Segoe UI Black" dlg:font-height="12" dlg:font-stylename="Regular" dlg:font-family="swiss" dlg:font-weight="200"/>
    <dlg:style dlg:style-id="2" dlg:font-height="10"/>
    <dlg:style dlg:style-id="3" dlg:font-name="Segoe UI Semibold" dlg:font-height="10" dlg:font-stylename="Regular" dlg:font-family="swiss" dlg:font-weight="110"/>
    <dlg:style dlg:style-id="4" dlg:border="simple"/>
  </dlg:styles>
  <dlg:bulletinboard>
    <dlg:img dlg:style-id="0" dlg:id="ImageControl1" dlg:tab-index="0" dlg:left="8" dlg:top="4" dlg:width="58" dlg:height="51" dlg:src="Pictures/100000000000030000000300576042133BB26DB8.png"/>
    <dlg:text dlg:style-id="1" dlg:id="Label1" dlg:tab-index="1" dlg:left="71" dlg:top="6" dlg:width="122" dlg:height="14" dlg:value="Delivery Management System"/>
    <dlg:text dlg:style-id="2" dlg:id="Label2" dlg:tab-index="2" dlg:left="71" dlg:top="40" dlg:width="118" dlg:height="14" dlg:value="Water For Less Water Refilling Station"/>
    <dlg:text dlg:style-id="2" dlg:id="Label3" dlg:tab-index="3" dlg:left="71" dlg:top="23" dlg:width="132" dlg:height="14" dlg:value="AquaFlow Management Program"/>
    <dlg:button dlg:id="CommandButton1" dlg:tab-index="4" dlg:left="29" dlg:top="172" dlg:width="49" dlg:height="18" dlg:value="Calculate">
      <script:event script:event-name="on-performaction" script:macro-name="vnd.sun.star.script:Standard.Module2.buttonCalculate1?language=Basic&amp;location=document" script:language="Script"/>
    </dlg:button>
    <dlg:button dlg:id="CommandButton2" dlg:tab-index="5" dlg:left="117" dlg:top="172" dlg:width="49" dlg:height="19" dlg:value="Home">
      <script:event script:event-name="on-performaction" script:macro-name="vnd.sun.star.script:Standard.Module3.buttonHome?language=Basic&amp;location=document" script:language="Script"/>
    </dlg:button>
    <dlg:button dlg:id="CommandButton3" dlg:tab-index="6" dlg:left="205" dlg:top="173" dlg:width="49" dlg:height="19" dlg:value="Close">
      <script:event script:event-name="on-performaction" script:macro-name="vnd.sun.star.script:Standard.Module2.buttonClose?language=Basic&amp;location=document" script:language="Script"/>
    </dlg:button>
    <dlg:text dlg:style-id="3" dlg:id="Label4" dlg:tab-index="7" dlg:left="72" dlg:top="65" dlg:width="48" dlg:height="13" dlg:value="Filled Bottles   :"/>
    <dlg:text dlg:style-id="3" dlg:id="Label5" dlg:tab-index="8" dlg:left="72" dlg:top="83" dlg:width="47" dlg:height="13" dlg:value="For Delivery    :"/>
    <dlg:text dlg:style-id="3" dlg:id="Label6" dlg:tab-index="9" dlg:left="72" dlg:top="103" dlg:width="46" dlg:height="13" dlg:value="Delivered        :"/>
    <dlg:fixedline dlg:id="FixedLine1" dlg:tab-index="10" dlg:left="19" dlg:top="160" dlg:width="244" dlg:height="1"/>
    <dlg:text dlg:style-id="3" dlg:id="Label7" dlg:tab-index="11" dlg:left="72" dlg:top="121" dlg:width="46" dlg:height="13" dlg:value="Revenue (Php):"/>
    <dlg:textfield dlg:style-id="4" dlg:id="TextField1" dlg:tab-index="12" dlg:left="121" dlg:top="63" dlg:width="87" dlg:height="15"/>
    <dlg:textfield dlg:style-id="4" dlg:id="TextField2" dlg:tab-index="13" dlg:left="121" dlg:top="81" dlg:width="87" dlg:height="15"/>
    <dlg:textfield dlg:style-id="4" dlg:id="TextField3" dlg:tab-index="14" dlg:left="121" dlg:top="100" dlg:width="87" dlg:height="15"/>
    <dlg:textfield dlg:style-id="4" dlg:id="TextField4" dlg:tab-index="15" dlg:left="121" dlg:top="118" dlg:width="87" dlg:height="15"/>
  </dlg:bulletinboard>
</dlg:window>
</file>

<file path=Dialogs/Standard/Home.xml><?xml version="1.0" encoding="utf-8"?>
<!DOCTYPE window  PUBLIC '-//OpenOffice.org//DTD OfficeDocument 1.0//EN'  'dialog.dtd'>
<dlg:window xmlns:dlg="http://openoffice.org/2000/dialog" xmlns:script="http://openoffice.org/2000/script" dlg:id="Home" dlg:left="10" dlg:top="8" dlg:width="272" dlg:height="204" dlg:closeable="true" dlg:moveable="true" dlg:title="AquaFlow Management Program - Home">
  <dlg:styles>
    <dlg:style dlg:style-id="0" dlg:border="0x729fcf"/>
    <dlg:style dlg:style-id="1" dlg:font-name="Segoe UI Black" dlg:font-height="15" dlg:font-stylename="Regular" dlg:font-family="swiss" dlg:font-weight="200"/>
    <dlg:style dlg:style-id="2" dlg:font-height="10"/>
    <dlg:style dlg:style-id="3" dlg:font-name="Segoe UI Black" dlg:font-height="12" dlg:font-stylename="Regular" dlg:font-family="swiss" dlg:font-weight="200"/>
    <dlg:style dlg:style-id="4" dlg:font-height="8" dlg:font-slant="italic"/>
  </dlg:styles>
  <dlg:bulletinboard>
    <dlg:img dlg:style-id="0" dlg:id="ImageControl1" dlg:tab-index="0" dlg:left="193" dlg:top="9" dlg:width="72" dlg:height="68" dlg:src="Pictures/100000000000030000000300576042133BB26DB8.png"/>
    <dlg:text dlg:style-id="1" dlg:id="Label1" dlg:tab-index="1" dlg:left="14" dlg:top="14" dlg:width="168" dlg:height="14" dlg:value="AquaFlow Management Program"/>
    <dlg:text dlg:style-id="2" dlg:id="Label2" dlg:tab-index="2" dlg:left="14" dlg:top="27" dlg:width="122" dlg:height="14" dlg:value="Water For Less Water Refilling Station"/>
    <dlg:text dlg:style-id="2" dlg:id="Label3" dlg:tab-index="3" dlg:left="14" dlg:top="39" dlg:width="101" dlg:height="14" dlg:value="BA 183.1 MN - Group 3 Solutions"/>
    <dlg:text dlg:style-id="3" dlg:id="Label4" dlg:tab-index="4" dlg:left="103" dlg:top="97" dlg:width="66" dlg:height="14" dlg:value="Delivery System"/>
    <dlg:text dlg:style-id="3" dlg:id="Label5" dlg:tab-index="5" dlg:left="182" dlg:top="97" dlg:width="74" dlg:height="14" dlg:value="Cash Flow System"/>
    <dlg:text dlg:style-id="3" dlg:id="Label6" dlg:tab-index="6" dlg:left="18" dlg:top="97" dlg:width="73" dlg:height="14" dlg:value="Inventory System"/>
    <dlg:button dlg:id="CommandButton1" dlg:tab-index="7" dlg:left="18" dlg:top="113" dlg:width="70" dlg:height="17" dlg:value="Open">
      <script:event script:event-name="on-keydown" script:macro-name="vnd.sun.star.script:Standard.Module1.posWaterLess?language=Basic&amp;location=document" script:language="Script"/>
      <script:event script:event-name="on-performaction" script:macro-name="vnd.sun.star.script:Standard.Module1.posWaterLess?language=Basic&amp;location=document" script:language="Script"/>
    </dlg:button>
    <dlg:button dlg:id="CommandButton2" dlg:tab-index="8" dlg:left="99" dlg:top="112" dlg:width="70" dlg:height="17" dlg:value="Open">
      <script:event script:event-name="on-keydown" script:macro-name="vnd.sun.star.script:Standard.Module2.delWaterLess?language=Basic&amp;location=document" script:language="Script"/>
      <script:event script:event-name="on-performaction" script:macro-name="vnd.sun.star.script:Standard.Module2.delWaterLess?language=Basic&amp;location=document" script:language="Script"/>
    </dlg:button>
    <dlg:button dlg:id="CommandButton3" dlg:tab-index="9" dlg:left="184" dlg:top="112" dlg:width="70" dlg:height="17" dlg:value="Open">
      <script:event script:event-name="on-performaction" script:macro-name="vnd.sun.star.script:Standard.Module4.cashWaterLess?language=Basic&amp;location=document" script:language="Script"/>
      <script:event script:event-name="on-keydown" script:macro-name="vnd.sun.star.script:Standard.Module4.cashWaterLess?language=Basic&amp;location=document" script:language="Script"/>
    </dlg:button>
    <dlg:fixedline dlg:id="FixedLine1" dlg:tab-index="10" dlg:left="12" dlg:top="176" dlg:width="244" dlg:height="1"/>
    <dlg:text dlg:style-id="4" dlg:id="Label7" dlg:tab-index="11" dlg:left="14" dlg:top="159" dlg:width="242" dlg:height="9" dlg:value="All content and information on the program is for informational and educational purposes only."/>
    <dlg:fixedline dlg:id="FixedLine2" dlg:tab-index="12" dlg:left="12" dlg:top="156" dlg:width="244" dlg:height="1"/>
    <dlg:button dlg:id="CommandButton4" dlg:tab-index="13" dlg:left="203" dlg:top="180" dlg:width="49" dlg:height="19" dlg:default="true" dlg:value="Close">
      <script:event script:event-name="on-performaction" script:macro-name="vnd.sun.star.script:Standard.Module3.buttonClose?language=Basic&amp;location=document" script:language="Script"/>
      <script:event script:event-name="on-keydown" script:macro-name="vnd.sun.star.script:Standard.Module3.buttonClose?language=Basic&amp;location=document" script:language="Script"/>
    </dlg:button>
    <dlg:text dlg:style-id="2" dlg:id="Label8" dlg:tab-index="14" dlg:left="25" dlg:top="51" dlg:width="57" dlg:height="8" dlg:value="Artoza, Lhian Jie T."/>
    <dlg:text dlg:style-id="2" dlg:id="Label9" dlg:tab-index="15" dlg:left="25" dlg:top="61" dlg:width="57" dlg:height="11" dlg:value="Canas, Juv F."/>
    <dlg:text dlg:style-id="2" dlg:id="Label10" dlg:tab-index="16" dlg:left="93" dlg:top="51" dlg:width="57" dlg:height="10" dlg:value="Dayo, Danna Trisha Q."/>
    <dlg:text dlg:style-id="2" dlg:id="Label11" dlg:tab-index="17" dlg:left="93" dlg:top="61" dlg:width="57" dlg:height="14" dlg:value="Verunque, Harley N."/>
  </dlg:bulletinboard>
</dlg:window>
</file>

<file path=Dialogs/Standard/Inventory.xml><?xml version="1.0" encoding="utf-8"?>
<!DOCTYPE window  PUBLIC '-//OpenOffice.org//DTD OfficeDocument 1.0//EN'  'dialog.dtd'>
<dlg:window xmlns:dlg="http://openoffice.org/2000/dialog" xmlns:script="http://openoffice.org/2000/script" dlg:id="Inventory" dlg:left="13" dlg:top="17" dlg:width="281" dlg:height="202" dlg:closeable="true" dlg:moveable="true" dlg:title="AquaFlow Management Program - Inventory System">
  <dlg:styles>
    <dlg:style dlg:style-id="0" dlg:border="0x729fcf"/>
    <dlg:style dlg:style-id="1" dlg:font-name="Segoe UI Black" dlg:font-height="12" dlg:font-stylename="Regular" dlg:font-family="swiss" dlg:font-weight="200"/>
    <dlg:style dlg:style-id="2" dlg:font-height="10"/>
    <dlg:style dlg:style-id="3" dlg:font-name="Segoe UI Semibold" dlg:font-height="10" dlg:font-stylename="Regular" dlg:font-family="swiss" dlg:font-weight="110"/>
    <dlg:style dlg:style-id="4" dlg:border="simple"/>
  </dlg:styles>
  <dlg:bulletinboard>
    <dlg:img dlg:style-id="0" dlg:id="ImageControl1" dlg:tab-index="0" dlg:left="7" dlg:top="6" dlg:width="53" dlg:height="51" dlg:src="Pictures/100000000000030000000300576042133BB26DB8.png"/>
    <dlg:text dlg:style-id="1" dlg:id="Label2" dlg:tab-index="1" dlg:left="64" dlg:top="12" dlg:width="154" dlg:height="14" dlg:value="Inventory Management System"/>
    <dlg:text dlg:style-id="2" dlg:id="Label3" dlg:tab-index="2" dlg:left="64" dlg:top="45" dlg:width="173" dlg:height="14" dlg:value="Water For Less Water Refilling Station"/>
    <dlg:text dlg:style-id="2" dlg:id="Label4" dlg:tab-index="3" dlg:left="64" dlg:top="28" dlg:width="141" dlg:height="14" dlg:value="AquaFlow Management Program"/>
    <dlg:button dlg:id="CommandButton1" dlg:tab-index="4" dlg:left="21" dlg:top="175" dlg:width="52" dlg:height="17" dlg:value="Calculate">
      <script:event script:event-name="on-performaction" script:macro-name="vnd.sun.star.script:Standard.Module1.buttonCalculate?language=Basic&amp;location=document" script:language="Script"/>
      <script:event script:event-name="on-keydown" script:macro-name="vnd.sun.star.script:Standard.Module1.buttonCalculate?language=Basic&amp;location=document" script:language="Script"/>
    </dlg:button>
    <dlg:button dlg:id="CommandButton2" dlg:tab-index="5" dlg:left="115" dlg:top="175" dlg:width="52" dlg:height="18" dlg:value="Home">
      <script:event script:event-name="on-performaction" script:macro-name="vnd.sun.star.script:Standard.Module3.buttonHome?language=Basic&amp;location=document" script:language="Script"/>
    </dlg:button>
    <dlg:button dlg:id="CommandButton3" dlg:tab-index="6" dlg:left="209" dlg:top="176" dlg:width="52" dlg:height="18" dlg:value="Close">
      <script:event script:event-name="on-keydown" script:macro-name="vnd.sun.star.script:Standard.Module1.buttonClose?language=Basic&amp;location=document" script:language="Script"/>
      <script:event script:event-name="on-performaction" script:macro-name="vnd.sun.star.script:Standard.Module1.buttonClose?language=Basic&amp;location=document" script:language="Script"/>
    </dlg:button>
    <dlg:text dlg:style-id="3" dlg:id="Label5" dlg:tab-index="7" dlg:left="71" dlg:top="75" dlg:width="55" dlg:height="13" dlg:value="Total Bottles       :"/>
    <dlg:text dlg:style-id="3" dlg:id="Label6" dlg:tab-index="8" dlg:left="71" dlg:top="110" dlg:width="57" dlg:height="13" dlg:value="Delivered             :"/>
    <dlg:text dlg:style-id="3" dlg:id="Label7" dlg:tab-index="9" dlg:left="71" dlg:top="128" dlg:width="58" dlg:height="13" dlg:value="Ending Inventory :"/>
    <dlg:fixedline dlg:id="FixedLine1" dlg:tab-index="10" dlg:left="10" dlg:top="163" dlg:width="261" dlg:height="1"/>
    <dlg:textfield dlg:style-id="4" dlg:id="TextField3" dlg:tab-index="13" dlg:left="129" dlg:top="108" dlg:width="87" dlg:height="14"/>
    <dlg:textfield dlg:style-id="4" dlg:id="TextField4" dlg:tab-index="14" dlg:left="129" dlg:top="126" dlg:width="87" dlg:height="14"/>
    <dlg:text dlg:style-id="3" dlg:id="Label1" dlg:tab-index="15" dlg:left="72" dlg:top="91" dlg:width="56" dlg:height="13" dlg:value="New Bottles        :"/>
    <dlg:textfield dlg:style-id="4" dlg:id="TextField2" dlg:tab-index="11" dlg:left="129" dlg:top="89" dlg:width="87" dlg:height="13"/>
    <dlg:textfield dlg:style-id="4" dlg:id="TextField1" dlg:tab-index="12" dlg:left="129" dlg:top="72" dlg:width="87" dlg:height="13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nventory"/>
  <library:element library:name="DeliverySys"/>
  <library:element library:name="Home"/>
  <library:element library:name="CashFlow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96cm" svg:height="9.436cm" xlink:href=".." xlink:type="simple" chart:class="chart:bar" chart:style-name="ch1">
        <chart:title svg:x="6.78cm" svg:y="0.324cm" chart:style-name="ch2">
          <text:p>Inventory Chart</text:p>
        </chart:title>
        <chart:legend chart:legend-position="end" svg:x="12.356cm" svg:y="3.672cm" style:legend-expansion="high" chart:style-name="ch3"/>
        <chart:plot-area chart:style-name="ch4" table:cell-range-address="'Inventory Management System'.C1:'Inventory Management System'.F15" chart:data-source-has-labels="both" svg:x="1.346cm" svg:y="1.291cm" svg:width="10.675cm" svg:height="7.957cm">
          <chart:coordinate-region svg:x="2.153cm" svg:y="1.49cm" svg:width="9.868cm" svg:height="7.111cm"/>
          <chart:axis chart:dimension="x" chart:name="primary-x" chart:style-name="ch5" chartooo:axis-type="text">
            <chart:categories table:cell-range-address="'Inventory Management System'.C2:'Inventory Management System'.C15"/>
          </chart:axis>
          <chart:axis chart:dimension="y" chart:name="primary-y" chart:style-name="ch6">
            <chart:title svg:x="0.451cm" svg:y="6.371cm" chart:style-name="ch7">
              <text:p>Unsold Bottles</text:p>
            </chart:title>
            <chart:grid chart:style-name="ch8" chart:class="major"/>
          </chart:axis>
          <chart:series chart:style-name="ch9" chart:values-cell-range-address="'Inventory Management System'.D2:'Inventory Management System'.D15" chart:label-cell-address="'Inventory Management System'.D1:'Inventory Management System'.D1" chart:class="chart:bar">
            <chart:regression-curve chart:style-name="ch10"/>
            <chart:data-point chart:repeated="14"/>
          </chart:series>
          <chart:series chart:style-name="ch11" chart:values-cell-range-address="'Inventory Management System'.E2:'Inventory Management System'.E15" chart:label-cell-address="'Inventory Management System'.E1:'Inventory Management System'.E1" chart:class="chart:bar">
            <chart:data-point chart:repeated="14"/>
          </chart:series>
          <chart:series chart:style-name="ch12" chart:values-cell-range-address="'Inventory Management System'.F2:'Inventory Management System'.F15" chart:label-cell-address="'Inventory Management System'.F1:'Inventory Management System'.F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Bottles</text:p>
                <draw:g>
                  <svg:desc>'Inventory Management System'.D1:'Inventory Management System'.D1</svg:desc>
                </draw:g>
              </table:table-cell>
              <table:table-cell office:value-type="string">
                <text:p>Delivered</text:p>
                <draw:g>
                  <svg:desc>'Inventory Management System'.E1:'Inventory Management System'.E1</svg:desc>
                </draw:g>
              </table:table-cell>
              <table:table-cell office:value-type="string">
                <text:p>Ending Inventory</text:p>
                <draw:g>
                  <svg:desc>'Inventory Management System'.F1:'Inventory Management System'.F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Inventory Management System'.C2:'Inventory Management System'.C15</svg:desc>
                </draw:g>
              </table:table-cell>
              <table:table-cell office:value-type="float" office:value="50">
                <text:p>50</text:p>
                <draw:g>
                  <svg:desc>'Inventory Management System'.D2:'Inventory Management System'.D15</svg:desc>
                </draw:g>
              </table:table-cell>
              <table:table-cell office:value-type="float" office:value="135">
                <text:p>135</text:p>
                <draw:g>
                  <svg:desc>'Inventory Management System'.E2:'Inventory Management System'.E15</svg:desc>
                </draw:g>
              </table:table-cell>
              <table:table-cell office:value-type="float" office:value="15">
                <text:p>15</text:p>
                <draw:g>
                  <svg:desc>'Inventory Management System'.F2:'Inventory Management System'.F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42">
                <text:p>1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4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2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21" style:family="chart">
      <style:chart-properties chart:solid-type="cuboid" chart:symbol-type="named-symbol" chart:symbol-name="arrow-up" chart:symbol-width="0.25cm" chart:symbol-height="0.25cm"/>
      <style:graphic-properties draw:fill-color="#004586"/>
    </style:style>
    <style:style style:name="ch22" style:family="chart">
      <style:chart-properties chart:solid-type="cuboid" chart:symbol-type="named-symbol" chart:symbol-name="arrow-up" chart:symbol-width="0.25cm" chart:symbol-height="0.25cm"/>
      <style:graphic-properties draw:fill-color="#ff420e"/>
    </style:style>
    <style:style style:name="ch23" style:family="chart">
      <style:chart-properties chart:solid-type="cuboid" chart:symbol-type="named-symbol" chart:symbol-name="arrow-up" chart:symbol-width="0.25cm" chart:symbol-height="0.25cm"/>
      <style:graphic-properties draw:fill-color="#ffd320"/>
    </style:style>
    <style:style style:name="ch2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25" style:family="chart">
      <style:chart-properties chart:solid-type="cuboid" chart:symbol-type="named-symbol" chart:symbol-name="arrow-right" chart:symbol-width="0.25cm" chart:symbol-height="0.25cm"/>
      <style:graphic-properties draw:fill-color="#004586"/>
    </style:style>
    <style:style style:name="ch26" style:family="chart">
      <style:chart-properties chart:solid-type="cuboid" chart:symbol-type="named-symbol" chart:symbol-name="arrow-right" chart:symbol-width="0.25cm" chart:symbol-height="0.25cm"/>
      <style:graphic-properties draw:fill-color="#ff420e"/>
    </style:style>
    <style:style style:name="ch27" style:family="chart">
      <style:chart-properties chart:solid-type="cuboid" chart:symbol-type="named-symbol" chart:symbol-name="arrow-right" chart:symbol-width="0.25cm" chart:symbol-height="0.25cm"/>
      <style:graphic-properties draw:fill-color="#ffd320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9" style:family="chart">
      <style:chart-properties chart:solid-type="cuboid" chart:symbol-type="named-symbol" chart:symbol-name="arrow-left" chart:symbol-width="0.25cm" chart:symbol-height="0.25cm"/>
      <style:graphic-properties draw:fill-color="#004586"/>
    </style:style>
    <style:style style:name="ch30" style:family="chart">
      <style:chart-properties chart:solid-type="cuboid" chart:symbol-type="named-symbol" chart:symbol-name="arrow-left" chart:symbol-width="0.25cm" chart:symbol-height="0.25cm"/>
      <style:graphic-properties draw:fill-color="#ff420e"/>
    </style:style>
    <style:style style:name="ch31" style:family="chart">
      <style:chart-properties chart:solid-type="cuboid" chart:symbol-type="named-symbol" chart:symbol-name="arrow-left" chart:symbol-width="0.25cm" chart:symbol-height="0.25cm"/>
      <style:graphic-properties draw:fill-color="#ffd320"/>
    </style:style>
    <style:style style:name="ch3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33" style:family="chart">
      <style:chart-properties chart:solid-type="cuboid" chart:symbol-type="named-symbol" chart:symbol-name="bow-tie" chart:symbol-width="0.25cm" chart:symbol-height="0.25cm"/>
      <style:graphic-properties draw:fill-color="#004586"/>
    </style:style>
    <style:style style:name="ch34" style:family="chart">
      <style:chart-properties chart:solid-type="cuboid" chart:symbol-type="named-symbol" chart:symbol-name="bow-tie" chart:symbol-width="0.25cm" chart:symbol-height="0.25cm"/>
      <style:graphic-properties draw:fill-color="#ff420e"/>
    </style:style>
    <style:style style:name="ch35" style:family="chart">
      <style:chart-properties chart:solid-type="cuboid" chart:symbol-type="named-symbol" chart:symbol-name="bow-tie" chart:symbol-width="0.25cm" chart:symbol-height="0.25cm"/>
      <style:graphic-properties draw:fill-color="#ffd320"/>
    </style:style>
    <style:style style:name="ch36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37" style:family="chart">
      <style:chart-properties chart:solid-type="cuboid" chart:symbol-type="named-symbol" chart:symbol-name="hourglass" chart:symbol-width="0.25cm" chart:symbol-height="0.25cm"/>
      <style:graphic-properties draw:fill-color="#004586"/>
    </style:style>
    <style:style style:name="ch38" style:family="chart">
      <style:chart-properties chart:solid-type="cuboid" chart:symbol-type="named-symbol" chart:symbol-name="hourglass" chart:symbol-width="0.25cm" chart:symbol-height="0.25cm"/>
      <style:graphic-properties draw:fill-color="#ff420e"/>
    </style:style>
    <style:style style:name="ch39" style:family="chart">
      <style:chart-properties chart:solid-type="cuboid" chart:symbol-type="named-symbol" chart:symbol-name="hourglass" chart:symbol-width="0.25cm" chart:symbol-height="0.25cm"/>
      <style:graphic-properties draw:fill-color="#ffd320"/>
    </style:style>
    <style:style style:name="ch4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41" style:family="chart">
      <style:chart-properties chart:solid-type="cuboid" chart:symbol-type="named-symbol" chart:symbol-name="circle" chart:symbol-width="0.25cm" chart:symbol-height="0.25cm"/>
      <style:graphic-properties draw:fill-color="#004586"/>
    </style:style>
    <style:style style:name="ch42" style:family="chart">
      <style:chart-properties chart:solid-type="cuboid" chart:symbol-type="named-symbol" chart:symbol-name="circle" chart:symbol-width="0.25cm" chart:symbol-height="0.25cm"/>
      <style:graphic-properties draw:fill-color="#ff420e"/>
    </style:style>
    <style:style style:name="ch43" style:family="chart">
      <style:chart-properties chart:solid-type="cuboid" chart:symbol-type="named-symbol" chart:symbol-name="circle" chart:symbol-width="0.25cm" chart:symbol-height="0.25cm"/>
      <style:graphic-properties draw:fill-color="#ffd320"/>
    </style:style>
    <style:style style:name="ch44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45" style:family="chart">
      <style:chart-properties chart:solid-type="cuboid" chart:symbol-type="named-symbol" chart:symbol-name="star" chart:symbol-width="0.25cm" chart:symbol-height="0.25cm"/>
      <style:graphic-properties draw:fill-color="#004586"/>
    </style:style>
    <style:style style:name="ch46" style:family="chart">
      <style:chart-properties chart:solid-type="cuboid" chart:symbol-type="named-symbol" chart:symbol-name="star" chart:symbol-width="0.25cm" chart:symbol-height="0.25cm"/>
      <style:graphic-properties draw:fill-color="#ff420e"/>
    </style:style>
    <style:style style:name="ch47" style:family="chart">
      <style:chart-properties chart:solid-type="cuboid" chart:symbol-type="named-symbol" chart:symbol-name="star" chart:symbol-width="0.25cm" chart:symbol-height="0.25cm"/>
      <style:graphic-properties draw:fill-color="#ffd320"/>
    </style:style>
    <style:style style:name="ch4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49" style:family="chart">
      <style:chart-properties chart:solid-type="cuboid" chart:symbol-type="named-symbol" chart:symbol-name="x" chart:symbol-width="0.25cm" chart:symbol-height="0.25cm"/>
      <style:graphic-properties draw:fill-color="#004586"/>
    </style:style>
    <style:style style:name="ch50" style:family="chart">
      <style:chart-properties chart:solid-type="cuboid" chart:symbol-type="named-symbol" chart:symbol-name="x" chart:symbol-width="0.25cm" chart:symbol-height="0.25cm"/>
      <style:graphic-properties draw:fill-color="#ff420e"/>
    </style:style>
    <style:style style:name="ch51" style:family="chart">
      <style:chart-properties chart:solid-type="cuboid" chart:symbol-type="named-symbol" chart:symbol-name="x" chart:symbol-width="0.25cm" chart:symbol-height="0.25cm"/>
      <style:graphic-properties draw:fill-color="#ffd320"/>
    </style:style>
    <style:style style:name="ch5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53" style:family="chart">
      <style:chart-properties chart:solid-type="cuboid" chart:symbol-type="named-symbol" chart:symbol-name="plus" chart:symbol-width="0.25cm" chart:symbol-height="0.25cm"/>
      <style:graphic-properties draw:fill-color="#004586"/>
    </style:style>
    <style:style style:name="ch54" style:family="chart">
      <style:chart-properties chart:solid-type="cuboid" chart:symbol-type="named-symbol" chart:symbol-name="plus" chart:symbol-width="0.25cm" chart:symbol-height="0.25cm"/>
      <style:graphic-properties draw:fill-color="#ff420e"/>
    </style:style>
    <style:style style:name="ch55" style:family="chart">
      <style:chart-properties chart:solid-type="cuboid" chart:symbol-type="named-symbol" chart:symbol-name="plus" chart:symbol-width="0.25cm" chart:symbol-height="0.25cm"/>
      <style:graphic-properties draw:fill-color="#ffd320"/>
    </style:style>
    <style:style style:name="ch56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57" style:family="chart">
      <style:chart-properties chart:solid-type="cuboid" chart:symbol-type="named-symbol" chart:symbol-name="asterisk" chart:symbol-width="0.25cm" chart:symbol-height="0.25cm"/>
      <style:graphic-properties draw:fill-color="#004586"/>
    </style:style>
    <style:style style:name="ch58" style:family="chart">
      <style:chart-properties chart:solid-type="cuboid" chart:symbol-type="named-symbol" chart:symbol-name="asterisk" chart:symbol-width="0.25cm" chart:symbol-height="0.25cm"/>
      <style:graphic-properties draw:fill-color="#ff420e"/>
    </style:style>
    <style:style style:name="ch59" style:family="chart">
      <style:chart-properties chart:solid-type="cuboid" chart:symbol-type="named-symbol" chart:symbol-name="asterisk" chart:symbol-width="0.25cm" chart:symbol-height="0.25cm"/>
      <style:graphic-properties draw:fill-color="#ffd320"/>
    </style:style>
    <style:style style:name="ch6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61" style:family="chart">
      <style:chart-properties chart:solid-type="cuboid" chart:symbol-type="named-symbol" chart:symbol-name="horizontal-bar" chart:symbol-width="0.25cm" chart:symbol-height="0.25cm"/>
      <style:graphic-properties draw:fill-color="#004586"/>
    </style:style>
    <style:style style:name="ch62" style:family="chart">
      <style:chart-properties chart:solid-type="cuboid" chart:symbol-type="named-symbol" chart:symbol-name="horizontal-bar" chart:symbol-width="0.25cm" chart:symbol-height="0.25cm"/>
      <style:graphic-properties draw:fill-color="#ff420e"/>
    </style:style>
    <style:style style:name="ch63" style:family="chart">
      <style:chart-properties chart:solid-type="cuboid" chart:symbol-type="named-symbol" chart:symbol-name="horizontal-bar" chart:symbol-width="0.25cm" chart:symbol-height="0.25cm"/>
      <style:graphic-properties draw:fill-color="#ffd320"/>
    </style:style>
    <style:style style:name="ch64" style:family="chart">
      <style:graphic-properties draw:stroke="solid" svg:stroke-color="#b3b3b3" draw:fill="none" draw:fill-color="#e6e6e6"/>
    </style:style>
    <style:style style:name="ch65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circle" chart:style-name="ch1">
        <chart:title svg:x="6.099cm" svg:y="0.316cm" chart:style-name="ch2">
          <text:p>Delivery Pie Chart</text:p>
        </chart:title>
        <chart:legend chart:legend-position="end" svg:x="12.96cm" svg:y="3.705cm" style:legend-expansion="high" chart:style-name="ch3"/>
        <chart:plot-area chart:style-name="ch4" table:cell-range-address="'Delivery Management System'.C1:'Delivery Management System'.F15" chart:data-source-has-labels="both" svg:x="0.35cm" svg:y="1.445cm" svg:width="12.26cm" svg:height="7.21cm">
          <chart:coordinate-region svg:x="2.875cm" svg:y="1.445cm" svg:width="7.21cm" svg:height="7.21cm"/>
          <chart:axis chart:dimension="x" chart:name="primary-x" chart:style-name="ch5" chartooo:axis-type="auto">
            <chartooo:date-scale/>
            <chart:categories table:cell-range-address="'Delivery Management System'.D1:'Delivery Management System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elivery Management System'.D2:'Delivery Management System'.F2" chart:label-cell-address="'Delivery Management System'.C2:'Delivery Management System'.C2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'Delivery Management System'.D3:'Delivery Management System'.F3" chart:label-cell-address="'Delivery Management System'.C3:'Delivery Management System'.C3" chart:class="chart:circle">
            <chart:data-point chart:style-name="ch13"/>
            <chart:data-point chart:style-name="ch14"/>
            <chart:data-point chart:style-name="ch15"/>
          </chart:series>
          <chart:series chart:style-name="ch16" chart:values-cell-range-address="'Delivery Management System'.D4:'Delivery Management System'.F4" chart:label-cell-address="'Delivery Management System'.C4:'Delivery Management System'.C4" chart:class="chart:circle">
            <chart:data-point chart:style-name="ch17"/>
            <chart:data-point chart:style-name="ch18"/>
            <chart:data-point chart:style-name="ch19"/>
          </chart:series>
          <chart:series chart:style-name="ch20" chart:values-cell-range-address="'Delivery Management System'.D5:'Delivery Management System'.F5" chart:label-cell-address="'Delivery Management System'.C5:'Delivery Management System'.C5" chart:class="chart:circle">
            <chart:data-point chart:style-name="ch21"/>
            <chart:data-point chart:style-name="ch22"/>
            <chart:data-point chart:style-name="ch23"/>
          </chart:series>
          <chart:series chart:style-name="ch24" chart:values-cell-range-address="'Delivery Management System'.D6:'Delivery Management System'.F6" chart:label-cell-address="'Delivery Management System'.C6:'Delivery Management System'.C6" chart:class="chart:circle">
            <chart:data-point chart:style-name="ch25"/>
            <chart:data-point chart:style-name="ch26"/>
            <chart:data-point chart:style-name="ch27"/>
          </chart:series>
          <chart:series chart:style-name="ch28" chart:values-cell-range-address="'Delivery Management System'.D7:'Delivery Management System'.F7" chart:label-cell-address="'Delivery Management System'.C7:'Delivery Management System'.C7" chart:class="chart:circle">
            <chart:data-point chart:style-name="ch29"/>
            <chart:data-point chart:style-name="ch30"/>
            <chart:data-point chart:style-name="ch31"/>
          </chart:series>
          <chart:series chart:style-name="ch32" chart:values-cell-range-address="'Delivery Management System'.D8:'Delivery Management System'.F8" chart:label-cell-address="'Delivery Management System'.C8:'Delivery Management System'.C8" chart:class="chart:circle">
            <chart:data-point chart:style-name="ch33"/>
            <chart:data-point chart:style-name="ch34"/>
            <chart:data-point chart:style-name="ch35"/>
          </chart:series>
          <chart:series chart:style-name="ch36" chart:values-cell-range-address="'Delivery Management System'.D9:'Delivery Management System'.F9" chart:label-cell-address="'Delivery Management System'.C9:'Delivery Management System'.C9" chart:class="chart:circle">
            <chart:data-point chart:style-name="ch37"/>
            <chart:data-point chart:style-name="ch38"/>
            <chart:data-point chart:style-name="ch39"/>
          </chart:series>
          <chart:series chart:style-name="ch40" chart:values-cell-range-address="'Delivery Management System'.D10:'Delivery Management System'.F10" chart:label-cell-address="'Delivery Management System'.C10:'Delivery Management System'.C10" chart:class="chart:circle">
            <chart:data-point chart:style-name="ch41"/>
            <chart:data-point chart:style-name="ch42"/>
            <chart:data-point chart:style-name="ch43"/>
          </chart:series>
          <chart:series chart:style-name="ch44" chart:values-cell-range-address="'Delivery Management System'.D11:'Delivery Management System'.F11" chart:label-cell-address="'Delivery Management System'.C11:'Delivery Management System'.C11" chart:class="chart:circle">
            <chart:data-point chart:style-name="ch45"/>
            <chart:data-point chart:style-name="ch46"/>
            <chart:data-point chart:style-name="ch47"/>
          </chart:series>
          <chart:series chart:style-name="ch48" chart:values-cell-range-address="'Delivery Management System'.D12:'Delivery Management System'.F12" chart:label-cell-address="'Delivery Management System'.C12:'Delivery Management System'.C12" chart:class="chart:circle">
            <chart:data-point chart:style-name="ch49"/>
            <chart:data-point chart:style-name="ch50"/>
            <chart:data-point chart:style-name="ch51"/>
          </chart:series>
          <chart:series chart:style-name="ch52" chart:values-cell-range-address="'Delivery Management System'.D13:'Delivery Management System'.F13" chart:label-cell-address="'Delivery Management System'.C13:'Delivery Management System'.C13" chart:class="chart:circle">
            <chart:data-point chart:style-name="ch53"/>
            <chart:data-point chart:style-name="ch54"/>
            <chart:data-point chart:style-name="ch55"/>
          </chart:series>
          <chart:series chart:style-name="ch56" chart:values-cell-range-address="'Delivery Management System'.D14:'Delivery Management System'.F14" chart:label-cell-address="'Delivery Management System'.C14:'Delivery Management System'.C14" chart:class="chart:circle">
            <chart:data-point chart:style-name="ch57"/>
            <chart:data-point chart:style-name="ch58"/>
            <chart:data-point chart:style-name="ch59"/>
          </chart:series>
          <chart:series chart:style-name="ch60" chart:values-cell-range-address="'Delivery Management System'.D15:'Delivery Management System'.F15" chart:label-cell-address="'Delivery Management System'.C15:'Delivery Management System'.C15" chart:class="chart:circle">
            <chart:data-point chart:style-name="ch61"/>
            <chart:data-point chart:style-name="ch62"/>
            <chart:data-point chart:style-name="ch63"/>
          </chart:series>
          <chart:wall chart:style-name="ch64"/>
          <chart:floor chart:style-name="ch6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Delivery</text:p>
                <draw:g>
                  <svg:desc>'Delivery Management System'.D1:'Delivery Management System'.F1</svg:desc>
                </draw:g>
              </table:table-cell>
              <table:table-cell office:value-type="string">
                <text:p>Delivered</text:p>
              </table:table-cell>
              <table:table-cell office:value-type="string">
                <text:p>Revenue (Php)</text:p>
              </table:table-cell>
            </table:table-row>
          </table:table-header-rows>
          <table:table-rows>
            <table:table-row>
              <table:table-cell office:value-type="string">
                <text:p>150</text:p>
                <draw:g>
                  <svg:desc>'Delivery Management System'.C2:'Delivery Management System'.C2</svg:desc>
                </draw:g>
              </table:table-cell>
              <table:table-cell office:value-type="float" office:value="46">
                <text:p>46</text:p>
                <draw:g>
                  <svg:desc>'Delivery Management System'.D2:'Delivery Management System'.F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60</text:p>
                <draw:g>
                  <svg:desc>'Delivery Management System'.C3:'Delivery Management System'.C3</svg:desc>
                </draw:g>
              </table:table-cell>
              <table:table-cell office:value-type="float" office:value="78">
                <text:p>78</text:p>
                <draw:g>
                  <svg:desc>'Delivery Management System'.D3:'Delivery Management System'.F3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50</text:p>
                <draw:g>
                  <svg:desc>'Delivery Management System'.C4:'Delivery Management System'.C4</svg:desc>
                </draw:g>
              </table:table-cell>
              <table:table-cell office:value-type="float" office:value="46">
                <text:p>46</text:p>
                <draw:g>
                  <svg:desc>'Delivery Management System'.D4:'Delivery Management System'.F4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00</text:p>
                <draw:g>
                  <svg:desc>'Delivery Management System'.C5:'Delivery Management System'.C5</svg:desc>
                </draw:g>
              </table:table-cell>
              <table:table-cell office:value-type="float" office:value="50">
                <text:p>50</text:p>
                <draw:g>
                  <svg:desc>'Delivery Management System'.D5:'Delivery Management System'.F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42</text:p>
                <draw:g>
                  <svg:desc>'Delivery Management System'.C6:'Delivery Management System'.C6</svg:desc>
                </draw:g>
              </table:table-cell>
              <table:table-cell office:value-type="float" office:value="25">
                <text:p>25</text:p>
                <draw:g>
                  <svg:desc>'Delivery Management System'.D6:'Delivery Management System'.F6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100</text:p>
                <draw:g>
                  <svg:desc>'Delivery Management System'.C7:'Delivery Management System'.C7</svg:desc>
                </draw:g>
              </table:table-cell>
              <table:table-cell office:value-type="float" office:value="50">
                <text:p>50</text:p>
                <draw:g>
                  <svg:desc>'Delivery Management System'.D7:'Delivery Management System'.F7</svg:desc>
                </draw:g>
              </table:table-cell>
              <table:table-cell office:value-type="float" office:value="123">
                <text:p>123</text:p>
              </table:table-cell>
              <table:table-cell office:value-type="float" office:value="-2190">
                <text:p>-2190</text:p>
              </table:table-cell>
            </table:table-row>
            <table:table-row>
              <table:table-cell office:value-type="string">
                <text:p>150</text:p>
                <draw:g>
                  <svg:desc>'Delivery Management System'.C8:'Delivery Management System'.C8</svg:desc>
                </draw:g>
              </table:table-cell>
              <table:table-cell office:value-type="float" office:value="50">
                <text:p>50</text:p>
                <draw:g>
                  <svg:desc>'Delivery Management System'.D8:'Delivery Management System'.F8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50</text:p>
                <draw:g>
                  <svg:desc>'Delivery Management System'.C9:'Delivery Management System'.C9</svg:desc>
                </draw:g>
              </table:table-cell>
              <table:table-cell office:value-type="float" office:value="10">
                <text:p>10</text:p>
                <draw:g>
                  <svg:desc>'Delivery Management System'.D9:'Delivery Management System'.F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50</text:p>
                <draw:g>
                  <svg:desc>'Delivery Management System'.C10:'Delivery Management System'.C10</svg:desc>
                </draw:g>
              </table:table-cell>
              <table:table-cell office:value-type="float" office:value="46">
                <text:p>46</text:p>
                <draw:g>
                  <svg:desc>'Delivery Management System'.D10:'Delivery Management System'.F10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50</text:p>
                <draw:g>
                  <svg:desc>'Delivery Management System'.C11:'Delivery Management System'.C11</svg:desc>
                </draw:g>
              </table:table-cell>
              <table:table-cell office:value-type="float" office:value="46">
                <text:p>46</text:p>
                <draw:g>
                  <svg:desc>'Delivery Management System'.D11:'Delivery Management System'.F11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50</text:p>
                <draw:g>
                  <svg:desc>'Delivery Management System'.C12:'Delivery Management System'.C12</svg:desc>
                </draw:g>
              </table:table-cell>
              <table:table-cell office:value-type="float" office:value="46">
                <text:p>46</text:p>
                <draw:g>
                  <svg:desc>'Delivery Management System'.D12:'Delivery Management System'.F1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50</text:p>
                <draw:g>
                  <svg:desc>'Delivery Management System'.C13:'Delivery Management System'.C13</svg:desc>
                </draw:g>
              </table:table-cell>
              <table:table-cell office:value-type="float" office:value="46">
                <text:p>46</text:p>
                <draw:g>
                  <svg:desc>'Delivery Management System'.D13:'Delivery Management System'.F1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65</text:p>
                <draw:g>
                  <svg:desc>'Delivery Management System'.C14:'Delivery Management System'.C14</svg:desc>
                </draw:g>
              </table:table-cell>
              <table:table-cell office:value-type="float" office:value="96">
                <text:p>96</text:p>
                <draw:g>
                  <svg:desc>'Delivery Management System'.D14:'Delivery Management System'.F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/>
                <draw:g>
                  <svg:desc>'Delivery Management System'.C15:'Delivery Management System'.C15</svg:desc>
                </draw:g>
              </table:table-cell>
              <table:table-cell office:value-type="float" office:value="NaN">
                <text:p>NaN</text:p>
                <draw:g>
                  <svg:desc>'Delivery Management System'.D15:'Delivery Management System'.F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PH">Php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PH">Php</number:currency-symbol>
      <number:number number:decimal-places="2" number:min-decimal-places="2" number:min-integer-digits="1" number:grouping="true"/>
      <style:map style:condition="value()&gt;=0" style:apply-style-name="N10130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225cm" svg:height="8.824cm" xlink:href=".." xlink:type="simple" chart:class="chart:bar" chart:style-name="ch1">
        <chart:title svg:x="5.388cm" svg:y="0.31cm" chart:style-name="ch2">
          <text:p>Cash Flow Chart</text:p>
        </chart:title>
        <chart:legend chart:legend-position="end" svg:x="11.353cm" svg:y="1.623cm" style:legend-expansion="high" chart:style-name="ch3"/>
        <chart:plot-area chart:style-name="ch4" table:cell-range-address="'Cash Flow Management System'.C1:'Cash Flow Management System'.F12" chart:data-source-has-labels="both" svg:x="0.284cm" svg:y="1.267cm" svg:width="10.785cm" svg:height="7.381cm">
          <chart:coordinate-region svg:x="2.652cm" svg:y="1.466cm" svg:width="8.417cm" svg:height="4.444cm"/>
          <chart:axis chart:dimension="x" chart:name="primary-x" chart:style-name="ch5" chartooo:axis-type="auto">
            <chartooo:date-scale/>
            <chart:categories table:cell-range-address="'Cash Flow Management System'.D1:'Cash Flow Management System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ash Flow Management System'.D2:'Cash Flow Management System'.F2" chart:label-cell-address="'Cash Flow Management System'.C2:'Cash Flow Management System'.C2" chart:class="chart:bar">
            <chart:data-point chart:repeated="3"/>
          </chart:series>
          <chart:series chart:style-name="ch9" chart:values-cell-range-address="'Cash Flow Management System'.D3:'Cash Flow Management System'.F3" chart:label-cell-address="'Cash Flow Management System'.C3:'Cash Flow Management System'.C3" chart:class="chart:bar">
            <chart:data-point chart:repeated="3"/>
          </chart:series>
          <chart:series chart:style-name="ch10" chart:values-cell-range-address="'Cash Flow Management System'.D4:'Cash Flow Management System'.F4" chart:label-cell-address="'Cash Flow Management System'.C4:'Cash Flow Management System'.C4" chart:class="chart:bar">
            <chart:data-point chart:repeated="3"/>
          </chart:series>
          <chart:series chart:style-name="ch11" chart:values-cell-range-address="'Cash Flow Management System'.D5:'Cash Flow Management System'.F5" chart:label-cell-address="'Cash Flow Management System'.C5:'Cash Flow Management System'.C5" chart:class="chart:bar">
            <chart:data-point chart:repeated="3"/>
          </chart:series>
          <chart:series chart:style-name="ch12" chart:values-cell-range-address="'Cash Flow Management System'.D6:'Cash Flow Management System'.F6" chart:label-cell-address="'Cash Flow Management System'.C6:'Cash Flow Management System'.C6" chart:class="chart:bar">
            <chart:data-point chart:repeated="3"/>
          </chart:series>
          <chart:series chart:style-name="ch13" chart:values-cell-range-address="'Cash Flow Management System'.D7:'Cash Flow Management System'.F7" chart:label-cell-address="'Cash Flow Management System'.C7:'Cash Flow Management System'.C7" chart:class="chart:bar">
            <chart:data-point chart:repeated="3"/>
          </chart:series>
          <chart:series chart:style-name="ch14" chart:values-cell-range-address="'Cash Flow Management System'.D8:'Cash Flow Management System'.F8" chart:label-cell-address="'Cash Flow Management System'.C8:'Cash Flow Management System'.C8" chart:class="chart:bar">
            <chart:data-point chart:repeated="3"/>
          </chart:series>
          <chart:series chart:style-name="ch15" chart:values-cell-range-address="'Cash Flow Management System'.D9:'Cash Flow Management System'.F9" chart:label-cell-address="'Cash Flow Management System'.C9:'Cash Flow Management System'.C9" chart:class="chart:bar">
            <chart:data-point chart:repeated="3"/>
          </chart:series>
          <chart:series chart:style-name="ch16" chart:values-cell-range-address="'Cash Flow Management System'.D10:'Cash Flow Management System'.F10" chart:label-cell-address="'Cash Flow Management System'.C10:'Cash Flow Management System'.C10" chart:class="chart:bar">
            <chart:data-point chart:repeated="3"/>
          </chart:series>
          <chart:series chart:style-name="ch17" chart:values-cell-range-address="'Cash Flow Management System'.D11:'Cash Flow Management System'.F11" chart:label-cell-address="'Cash Flow Management System'.C11:'Cash Flow Management System'.C11" chart:class="chart:bar">
            <chart:data-point chart:repeated="3"/>
          </chart:series>
          <chart:series chart:style-name="ch18" chart:values-cell-range-address="'Cash Flow Management System'.D12:'Cash Flow Management System'.F12" chart:label-cell-address="'Cash Flow Management System'.C12:'Cash Flow Management System'.C1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ash Inflows</text:p>
                <draw:g>
                  <svg:desc>'Cash Flow Management System'.D1:'Cash Flow Management System'.F1</svg:desc>
                </draw:g>
              </table:table-cell>
              <table:table-cell office:value-type="string">
                <text:p>Total Cash Outflows</text:p>
              </table:table-cell>
              <table:table-cell office:value-type="string">
                <text:p>Closing Balance</text:p>
              </table:table-cell>
            </table:table-row>
          </table:table-header-rows>
          <table:table-rows>
            <table:table-row>
              <table:table-cell office:value-type="string">
                <text:p>Php1,000.00</text:p>
                <draw:g>
                  <svg:desc>'Cash Flow Management System'.C2:'Cash Flow Management System'.C2</svg:desc>
                </draw:g>
              </table:table-cell>
              <table:table-cell office:value-type="float" office:value="900">
                <text:p>900</text:p>
                <draw:g>
                  <svg:desc>'Cash Flow Management System'.D2:'Cash Flow Management System'.F2</svg:desc>
                </draw:g>
              </table:table-cell>
              <table:table-cell office:value-type="float" office:value="850">
                <text:p>85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Php1,000.00</text:p>
                <draw:g>
                  <svg:desc>'Cash Flow Management System'.C3:'Cash Flow Management System'.C3</svg:desc>
                </draw:g>
              </table:table-cell>
              <table:table-cell office:value-type="float" office:value="950">
                <text:p>950</text:p>
                <draw:g>
                  <svg:desc>'Cash Flow Management System'.D3:'Cash Flow Management System'.F3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Php10,000.00</text:p>
                <draw:g>
                  <svg:desc>'Cash Flow Management System'.C4:'Cash Flow Management System'.C4</svg:desc>
                </draw:g>
              </table:table-cell>
              <table:table-cell office:value-type="float" office:value="30750">
                <text:p>30750</text:p>
                <draw:g>
                  <svg:desc>'Cash Flow Management System'.D4:'Cash Flow Management System'.F4</svg:desc>
                </draw:g>
              </table:table-cell>
              <table:table-cell office:value-type="float" office:value="22000">
                <text:p>22000</text:p>
              </table:table-cell>
              <table:table-cell office:value-type="float" office:value="18750">
                <text:p>18750</text:p>
              </table:table-cell>
            </table:table-row>
            <table:table-row>
              <table:table-cell office:value-type="string">
                <text:p>Php10,000.00</text:p>
                <draw:g>
                  <svg:desc>'Cash Flow Management System'.C5:'Cash Flow Management System'.C5</svg:desc>
                </draw:g>
              </table:table-cell>
              <table:table-cell office:value-type="float" office:value="30750">
                <text:p>30750</text:p>
                <draw:g>
                  <svg:desc>'Cash Flow Management System'.D5:'Cash Flow Management System'.F5</svg:desc>
                </draw:g>
              </table:table-cell>
              <table:table-cell office:value-type="float" office:value="22000">
                <text:p>22000</text:p>
              </table:table-cell>
              <table:table-cell office:value-type="float" office:value="18750">
                <text:p>18750</text:p>
              </table:table-cell>
            </table:table-row>
            <table:table-row>
              <table:table-cell office:value-type="string">
                <text:p>Php18,750.00</text:p>
                <draw:g>
                  <svg:desc>'Cash Flow Management System'.C6:'Cash Flow Management System'.C6</svg:desc>
                </draw:g>
              </table:table-cell>
              <table:table-cell office:value-type="float" office:value="31625">
                <text:p>31625</text:p>
                <draw:g>
                  <svg:desc>'Cash Flow Management System'.D6:'Cash Flow Management System'.F6</svg:desc>
                </draw:g>
              </table:table-cell>
              <table:table-cell office:value-type="float" office:value="22250">
                <text:p>22250</text:p>
              </table:table-cell>
              <table:table-cell office:value-type="float" office:value="28125">
                <text:p>28125</text:p>
              </table:table-cell>
            </table:table-row>
            <table:table-row>
              <table:table-cell office:value-type="string">
                <text:p>Php5,000.00</text:p>
                <draw:g>
                  <svg:desc>'Cash Flow Management System'.C7:'Cash Flow Management System'.C7</svg:desc>
                </draw:g>
              </table:table-cell>
              <table:table-cell office:value-type="float" office:value="4562">
                <text:p>4562</text:p>
                <draw:g>
                  <svg:desc>'Cash Flow Management System'.D7:'Cash Flow Management System'.F7</svg:desc>
                </draw:g>
              </table:table-cell>
              <table:table-cell office:value-type="float" office:value="3589">
                <text:p>3589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Php1,000.00</text:p>
                <draw:g>
                  <svg:desc>'Cash Flow Management System'.C8:'Cash Flow Management System'.C8</svg:desc>
                </draw:g>
              </table:table-cell>
              <table:table-cell office:value-type="float" office:value="950">
                <text:p>950</text:p>
                <draw:g>
                  <svg:desc>'Cash Flow Management System'.D8:'Cash Flow Management System'.F8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Php1,000.00</text:p>
                <draw:g>
                  <svg:desc>'Cash Flow Management System'.C9:'Cash Flow Management System'.C9</svg:desc>
                </draw:g>
              </table:table-cell>
              <table:table-cell office:value-type="float" office:value="950">
                <text:p>950</text:p>
                <draw:g>
                  <svg:desc>'Cash Flow Management System'.D9:'Cash Flow Management System'.F9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Php1,500.00</text:p>
                <draw:g>
                  <svg:desc>'Cash Flow Management System'.C10:'Cash Flow Management System'.C10</svg:desc>
                </draw:g>
              </table:table-cell>
              <table:table-cell office:value-type="float" office:value="600">
                <text:p>600</text:p>
                <draw:g>
                  <svg:desc>'Cash Flow Management System'.D10:'Cash Flow Management System'.F10</svg:desc>
                </draw:g>
              </table:table-cell>
              <table:table-cell office:value-type="float" office:value="485">
                <text:p>48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Php10,000.00</text:p>
                <draw:g>
                  <svg:desc>'Cash Flow Management System'.C11:'Cash Flow Management System'.C11</svg:desc>
                </draw:g>
              </table:table-cell>
              <table:table-cell office:value-type="float" office:value="30750">
                <text:p>30750</text:p>
                <draw:g>
                  <svg:desc>'Cash Flow Management System'.D11:'Cash Flow Management System'.F11</svg:desc>
                </draw:g>
              </table:table-cell>
              <table:table-cell office:value-type="float" office:value="22000">
                <text:p>22000</text:p>
              </table:table-cell>
              <table:table-cell office:value-type="float" office:value="18750">
                <text:p>18750</text:p>
              </table:table-cell>
            </table:table-row>
            <table:table-row>
              <table:table-cell office:value-type="string">
                <text:p>Php32,800.00</text:p>
                <draw:g>
                  <svg:desc>'Cash Flow Management System'.C12:'Cash Flow Management System'.C12</svg:desc>
                </draw:g>
              </table:table-cell>
              <table:table-cell office:value-type="float" office:value="6955">
                <text:p>6955</text:p>
                <draw:g>
                  <svg:desc>'Cash Flow Management System'.D12:'Cash Flow Management System'.F12</svg:desc>
                </draw:g>
              </table:table-cell>
              <table:table-cell office:value-type="float" office:value="15000">
                <text:p>15000</text:p>
              </table:table-cell>
              <table:table-cell office:value-type="float" office:value="24755">
                <text:p>24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